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06.89pt"/>
    </style:style>
    <style:style style:name="co4" style:family="table-column">
      <style:table-column-properties fo:break-before="auto" style:column-width="93.49pt"/>
    </style:style>
    <style:style style:name="co5" style:family="table-column">
      <style:table-column-properties fo:break-before="auto" style:column-width="128.49pt"/>
    </style:style>
    <style:style style:name="co6" style:family="table-column">
      <style:table-column-properties fo:break-before="auto" style:column-width="73.81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108.26pt"/>
    </style:style>
    <style:style style:name="co9" style:family="table-column">
      <style:table-column-properties fo:break-before="auto" style:column-width="79.2pt"/>
    </style:style>
    <style:style style:name="co10" style:family="table-column">
      <style:table-column-properties fo:break-before="auto" style:column-width="82.8pt"/>
    </style:style>
    <style:style style:name="co11" style:family="table-column">
      <style:table-column-properties fo:break-before="auto" style:column-width="83.96pt"/>
    </style:style>
    <style:style style:name="co12" style:family="table-column">
      <style:table-column-properties fo:break-before="auto" style:column-width="117.84pt"/>
    </style:style>
    <style:style style:name="co13" style:family="table-column">
      <style:table-column-properties fo:break-before="auto" style:column-width="101.7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10.61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57pt"/>
    </style:style>
    <style:style style:name="co18" style:family="table-column">
      <style:table-column-properties fo:break-before="auto" style:column-width="87.45pt"/>
    </style:style>
    <style:style style:name="co19" style:family="table-column">
      <style:table-column-properties fo:break-before="auto" style:column-width="119.11pt"/>
    </style:style>
    <style:style style:name="co20" style:family="table-column">
      <style:table-column-properties fo:break-before="auto" style:column-width="85.89pt"/>
    </style:style>
    <style:style style:name="co21" style:family="table-column">
      <style:table-column-properties fo:break-before="auto" style:column-width="141.9pt"/>
    </style:style>
    <style:style style:name="co22" style:family="table-column">
      <style:table-column-properties fo:break-before="auto" style:column-width="103.01pt"/>
    </style:style>
    <style:style style:name="co23" style:family="table-column">
      <style:table-column-properties fo:break-before="auto" style:column-width="92.86pt"/>
    </style:style>
    <style:style style:name="co24" style:family="table-column">
      <style:table-column-properties fo:break-before="auto" style:column-width="79.54pt"/>
    </style:style>
    <style:style style:name="co25" style:family="table-column">
      <style:table-column-properties fo:break-before="auto" style:column-width="145.45pt"/>
    </style:style>
    <style:style style:name="co26" style:family="table-column">
      <style:table-column-properties fo:break-before="auto" style:column-width="127.96pt"/>
    </style:style>
    <style:style style:name="co27" style:family="table-column">
      <style:table-column-properties fo:break-before="auto" style:column-width="91.76pt"/>
    </style:style>
    <style:style style:name="co28" style:family="table-column">
      <style:table-column-properties fo:break-before="auto" style:column-width="139.86pt"/>
    </style:style>
    <style:style style:name="co29" style:family="table-column">
      <style:table-column-properties fo:break-before="auto" style:column-width="109.56pt"/>
    </style:style>
    <style:style style:name="co30" style:family="table-column">
      <style:table-column-properties fo:break-before="auto" style:column-width="105.99pt"/>
    </style:style>
    <style:style style:name="co31" style:family="table-column">
      <style:table-column-properties fo:break-before="auto" style:column-width="119.4pt"/>
    </style:style>
    <style:style style:name="co32" style:family="table-column">
      <style:table-column-properties fo:break-before="auto" style:column-width="89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able-cell-properties fo:background-color="#ff9999"/>
      <style:text-properties fo:color="#000000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="0.06pt solid #000000"/>
    </style:style>
    <style:style style:name="ce12" style:family="table-cell" style:parent-style-name="Default" style:data-style-name="N127">
      <style:table-cell-properties fo:background-color="transparent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3"/>
    <style:style style:name="ce16" style:family="table-cell" style:parent-style-name="Default" style:data-style-name="N2"/>
    <style:style style:name="ce17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none"/>
      <style:text-properties fo:color="#000000"/>
    </style:style>
    <style:style style:name="ce22" style:family="table-cell" style:parent-style-name="Default">
      <style:table-cell-properties fo:background-color="transparent" fo:border="none"/>
    </style:style>
    <style:style style:name="ce23" style:family="table-cell" style:parent-style-name="Default" style:data-style-name="N123"/>
    <style:style style:name="ce24" style:family="table-cell" style:parent-style-name="Default" style:data-style-name="N61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a" table:style-name="ta1">
        <table:shapes>
          <draw:frame draw:z-index="0" draw:style-name="gr1" draw:text-style-name="P1" svg:width="479.91pt" svg:height="270.14pt" svg:x="72.65pt" svg:y="187.85pt">
            <draw:object draw:notify-on-update-of-ranges="Data.B2:Data.B12 Data.D1:Data.D1 Data.D2:Data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80.13pt" svg:height="259.34pt" svg:x="70.21pt" svg:y="472.28pt">
            <draw:object draw:notify-on-update-of-ranges="Data.C2:Data.C12 Data.D1:Data.D1 Data.D2:Data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93.17pt" svg:height="277.4pt" svg:x="596.55pt" svg:y="182.69pt">
            <draw:object draw:notify-on-update-of-ranges="Data.B2:Data.B12 Data.E1:Data.E1 Data.E2:Data.E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60.37pt" svg:height="255.09pt" svg:x="604.4pt" svg:y="466.16pt">
            <draw:object draw:notify-on-update-of-ranges="Data.B2:Data.B12 Data.F1:Data.F1 Data.F2:Data.F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Tráfico entrante (min)</text:p>
          </table:table-cell>
          <table:table-cell table:style-name="ce1" office:value-type="string" calcext:value-type="string">
            <text:p>Tráfico saliente (min)</text:p>
          </table:table-cell>
          <table:table-cell table:style-name="ce2" office:value-type="string" calcext:value-type="string">
            <text:p>Número Teléfonos</text:p>
          </table:table-cell>
          <table:table-cell table:style-name="ce2" office:value-type="string" calcext:value-type="string">
            <text:p>Localidades Beneficiadas</text:p>
          </table:table-cell>
          <table:table-cell table:style-name="ce2" office:value-type="string" calcext:value-type="string">
            <text:p>Lineas Móviles</text:p>
          </table:table-cell>
          <table:table-cell table:style-name="ce2" office:value-type="string" calcext:value-type="string">
            <text:p>Tráfico móvil entrante</text:p>
          </table:table-cell>
          <table:table-cell table:style-name="ce2" office:value-type="string" calcext:value-type="string">
            <text:p>Tráfico móvil saliente</text:p>
          </table:table-cell>
          <table:table-cell table:style-name="ce2" office:value-type="string" calcext:value-type="string">
            <text:p>MMS originados</text:p>
          </table:table-cell>
          <table:table-cell table:style-name="ce2" office:value-type="string" calcext:value-type="string">
            <text:p>SMS originados</text:p>
          </table:table-cell>
          <table:table-cell table:style-name="ce2" office:value-type="string" calcext:value-type="string">
            <text:p>Población Rural</text:p>
          </table:table-cell>
          <table:table-cell table:style-name="ce2" office:value-type="string" calcext:value-type="string">
            <text:p>Producto Bruto Interno</text:p>
          </table:table-cell>
          <table:table-cell table:style-name="ce2" office:value-type="string" calcext:value-type="string">
            <text:p>PBI Per Capita Sole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0968904" calcext:value-type="float">
            <text:p>140968904</text:p>
          </table:table-cell>
          <table:table-cell office:value-type="float" office:value="182470409" calcext:value-type="float">
            <text:p>182470409</text:p>
          </table:table-cell>
          <table:table-cell office:value-type="float" office:value="14221" calcext:value-type="float">
            <text:p>14221</text:p>
          </table:table-cell>
          <table:table-cell office:value-type="float" office:value="9191" calcext:value-type="float">
            <text:p>9191</text:p>
          </table:table-cell>
          <table:table-cell office:value-type="float" office:value="55606894" calcext:value-type="float">
            <text:p>55606894</text:p>
          </table:table-cell>
          <table:table-cell office:value-type="float" office:value="1211904425" calcext:value-type="float">
            <text:p>1211904425</text:p>
          </table:table-cell>
          <table:table-cell office:value-type="float" office:value="4300811363" calcext:value-type="float">
            <text:p>4300811363</text:p>
          </table:table-cell>
          <table:table-cell office:value-type="float" office:value="9549167" calcext:value-type="float">
            <text:p>9549167</text:p>
          </table:table-cell>
          <table:table-cell office:value-type="float" office:value="797061621" calcext:value-type="float">
            <text:p>797061621</text:p>
          </table:table-cell>
          <table:table-cell office:value-type="float" office:value="6869817" calcext:value-type="float">
            <text:p>6869817</text:p>
          </table:table-cell>
          <table:table-cell office:value-type="float" office:value="88643193061.748" calcext:value-type="float">
            <text:p>88643193061.748</text:p>
          </table:table-cell>
          <table:table-cell office:value-type="float" office:value="10385.3875342291" calcext:value-type="float">
            <text:p>10385.38753422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7374052" calcext:value-type="float">
            <text:p>127374052</text:p>
          </table:table-cell>
          <table:table-cell office:value-type="float" office:value="181013062" calcext:value-type="float">
            <text:p>181013062</text:p>
          </table:table-cell>
          <table:table-cell office:value-type="float" office:value="14780" calcext:value-type="float">
            <text:p>14780</text:p>
          </table:table-cell>
          <table:table-cell office:value-type="float" office:value="9198" calcext:value-type="float">
            <text:p>9198</text:p>
          </table:table-cell>
          <table:table-cell office:value-type="float" office:value="89562518" calcext:value-type="float">
            <text:p>89562518</text:p>
          </table:table-cell>
          <table:table-cell office:value-type="float" office:value="1376440097" calcext:value-type="float">
            <text:p>1376440097</text:p>
          </table:table-cell>
          <table:table-cell office:value-type="float" office:value="8250368519" calcext:value-type="float">
            <text:p>8250368519</text:p>
          </table:table-cell>
          <table:table-cell office:value-type="float" office:value="12831376" calcext:value-type="float">
            <text:p>12831376</text:p>
          </table:table-cell>
          <table:table-cell office:value-type="float" office:value="3209720669" calcext:value-type="float">
            <text:p>3209720669</text:p>
          </table:table-cell>
          <table:table-cell office:value-type="float" office:value="6845990" calcext:value-type="float">
            <text:p>6845990</text:p>
          </table:table-cell>
          <table:table-cell office:value-type="float" office:value="102170981144.136" calcext:value-type="float">
            <text:p>102170981144.136</text:p>
          </table:table-cell>
          <table:table-cell office:value-type="float" office:value="11299.4775617929" calcext:value-type="float">
            <text:p>11299.477561792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6895035" calcext:value-type="float">
            <text:p>96895035</text:p>
          </table:table-cell>
          <table:table-cell office:value-type="float" office:value="139257563" calcext:value-type="float">
            <text:p>139257563</text:p>
          </table:table-cell>
          <table:table-cell office:value-type="float" office:value="17868" calcext:value-type="float">
            <text:p>17868</text:p>
          </table:table-cell>
          <table:table-cell office:value-type="float" office:value="9521" calcext:value-type="float">
            <text:p>9521</text:p>
          </table:table-cell>
          <table:table-cell office:value-type="float" office:value="116677743" calcext:value-type="float">
            <text:p>116677743</text:p>
          </table:table-cell>
          <table:table-cell office:value-type="float" office:value="1736104032" calcext:value-type="float">
            <text:p>1736104032</text:p>
          </table:table-cell>
          <table:table-cell office:value-type="float" office:value="12515102774" calcext:value-type="float">
            <text:p>12515102774</text:p>
          </table:table-cell>
          <table:table-cell office:value-type="float" office:value="18530696" calcext:value-type="float">
            <text:p>18530696</text:p>
          </table:table-cell>
          <table:table-cell office:value-type="float" office:value="3878812329" calcext:value-type="float">
            <text:p>3878812329</text:p>
          </table:table-cell>
          <table:table-cell office:value-type="float" office:value="6859181" calcext:value-type="float">
            <text:p>6859181</text:p>
          </table:table-cell>
          <table:table-cell office:value-type="float" office:value="120550599815.441" calcext:value-type="float">
            <text:p>120550599815.441</text:p>
          </table:table-cell>
          <table:table-cell office:value-type="float" office:value="12314.756172583" calcext:value-type="float">
            <text:p>12314.75617258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342629" calcext:value-type="float">
            <text:p>74342629</text:p>
          </table:table-cell>
          <table:table-cell office:value-type="float" office:value="105819960" calcext:value-type="float">
            <text:p>105819960</text:p>
          </table:table-cell>
          <table:table-cell office:value-type="float" office:value="16419" calcext:value-type="float">
            <text:p>16419</text:p>
          </table:table-cell>
          <table:table-cell office:value-type="float" office:value="9494" calcext:value-type="float">
            <text:p>9494</text:p>
          </table:table-cell>
          <table:table-cell office:value-type="float" office:value="132173951" calcext:value-type="float">
            <text:p>132173951</text:p>
          </table:table-cell>
          <table:table-cell office:value-type="float" office:value="2141368661" calcext:value-type="float">
            <text:p>2141368661</text:p>
          </table:table-cell>
          <table:table-cell office:value-type="float" office:value="17377847673" calcext:value-type="float">
            <text:p>17377847673</text:p>
          </table:table-cell>
          <table:table-cell office:value-type="float" office:value="16819258" calcext:value-type="float">
            <text:p>16819258</text:p>
          </table:table-cell>
          <table:table-cell office:value-type="float" office:value="3661910890" calcext:value-type="float">
            <text:p>3661910890</text:p>
          </table:table-cell>
          <table:table-cell office:value-type="float" office:value="6890468" calcext:value-type="float">
            <text:p>6890468</text:p>
          </table:table-cell>
          <table:table-cell office:value-type="float" office:value="120822986521.479" calcext:value-type="float">
            <text:p>120822986521.479</text:p>
          </table:table-cell>
          <table:table-cell office:value-type="float" office:value="12549.1064998795" calcext:value-type="float">
            <text:p>12549.10649987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6613331" calcext:value-type="float">
            <text:p>56613331</text:p>
          </table:table-cell>
          <table:table-cell office:value-type="float" office:value="89226667" calcext:value-type="float">
            <text:p>89226667</text:p>
          </table:table-cell>
          <table:table-cell office:value-type="float" office:value="21340" calcext:value-type="float">
            <text:p>21340</text:p>
          </table:table-cell>
          <table:table-cell office:value-type="float" office:value="12635" calcext:value-type="float">
            <text:p>12635</text:p>
          </table:table-cell>
          <table:table-cell office:value-type="float" office:value="150419094" calcext:value-type="float">
            <text:p>150419094</text:p>
          </table:table-cell>
          <table:table-cell office:value-type="float" office:value="2694342886" calcext:value-type="float">
            <text:p>2694342886</text:p>
          </table:table-cell>
          <table:table-cell office:value-type="float" office:value="19648912176" calcext:value-type="float">
            <text:p>19648912176</text:p>
          </table:table-cell>
          <table:table-cell office:value-type="float" office:value="18916421" calcext:value-type="float">
            <text:p>18916421</text:p>
          </table:table-cell>
          <table:table-cell office:value-type="float" office:value="4358109394" calcext:value-type="float">
            <text:p>4358109394</text:p>
          </table:table-cell>
          <table:table-cell office:value-type="float" office:value="6923368" calcext:value-type="float">
            <text:p>6923368</text:p>
          </table:table-cell>
          <table:table-cell office:value-type="float" office:value="147528937028.778" calcext:value-type="float">
            <text:p>147528937028.778</text:p>
          </table:table-cell>
          <table:table-cell office:value-type="float" office:value="14189.0455137915" calcext:value-type="float">
            <text:p>14189.04551379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965133" calcext:value-type="float">
            <text:p>34965133</text:p>
          </table:table-cell>
          <table:table-cell office:value-type="float" office:value="60372566" calcext:value-type="float">
            <text:p>60372566</text:p>
          </table:table-cell>
          <table:table-cell office:value-type="float" office:value="21782" calcext:value-type="float">
            <text:p>21782</text:p>
          </table:table-cell>
          <table:table-cell office:value-type="float" office:value="12671" calcext:value-type="float">
            <text:p>12671</text:p>
          </table:table-cell>
          <table:table-cell office:value-type="float" office:value="166611829" calcext:value-type="float">
            <text:p>166611829</text:p>
          </table:table-cell>
          <table:table-cell office:value-type="float" office:value="3803911316" calcext:value-type="float">
            <text:p>3803911316</text:p>
          </table:table-cell>
          <table:table-cell office:value-type="float" office:value="26756356826" calcext:value-type="float">
            <text:p>26756356826</text:p>
          </table:table-cell>
          <table:table-cell office:value-type="float" office:value="20024700" calcext:value-type="float">
            <text:p>20024700</text:p>
          </table:table-cell>
          <table:table-cell office:value-type="float" office:value="5428075569" calcext:value-type="float">
            <text:p>5428075569</text:p>
          </table:table-cell>
          <table:table-cell office:value-type="float" office:value="6958778" calcext:value-type="float">
            <text:p>6958778</text:p>
          </table:table-cell>
          <table:table-cell office:value-type="float" office:value="171761737046.585" calcext:value-type="float">
            <text:p>171761737046.585</text:p>
          </table:table-cell>
          <table:table-cell office:value-type="float" office:value="15895.469585019" calcext:value-type="float">
            <text:p>15895.4695850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968553" calcext:value-type="float">
            <text:p>28968553</text:p>
          </table:table-cell>
          <table:table-cell office:value-type="float" office:value="51726115" calcext:value-type="float">
            <text:p>51726115</text:p>
          </table:table-cell>
          <table:table-cell office:value-type="float" office:value="20999" calcext:value-type="float">
            <text:p>20999</text:p>
          </table:table-cell>
          <table:table-cell office:value-type="float" office:value="13250" calcext:value-type="float">
            <text:p>13250</text:p>
          </table:table-cell>
          <table:table-cell office:value-type="float" office:value="117377681" calcext:value-type="float">
            <text:p>117377681</text:p>
          </table:table-cell>
          <table:table-cell office:value-type="float" office:value="4212811737" calcext:value-type="float">
            <text:p>4212811737</text:p>
          </table:table-cell>
          <table:table-cell office:value-type="float" office:value="32613594433" calcext:value-type="float">
            <text:p>32613594433</text:p>
          </table:table-cell>
          <table:table-cell office:value-type="float" office:value="19597174" calcext:value-type="float">
            <text:p>19597174</text:p>
          </table:table-cell>
          <table:table-cell office:value-type="float" office:value="7860995193" calcext:value-type="float">
            <text:p>7860995193</text:p>
          </table:table-cell>
          <table:table-cell office:value-type="float" office:value="6995674" calcext:value-type="float">
            <text:p>6995674</text:p>
          </table:table-cell>
          <table:table-cell office:value-type="float" office:value="192648999090.082" calcext:value-type="float">
            <text:p>192648999090.082</text:p>
          </table:table-cell>
          <table:table-cell office:value-type="float" office:value="16848.4224558627" calcext:value-type="float">
            <text:p>16848.42245586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633324" calcext:value-type="float">
            <text:p>23633324</text:p>
          </table:table-cell>
          <table:table-cell office:value-type="float" office:value="39323688" calcext:value-type="float">
            <text:p>39323688</text:p>
          </table:table-cell>
          <table:table-cell office:value-type="float" office:value="20803" calcext:value-type="float">
            <text:p>20803</text:p>
          </table:table-cell>
          <table:table-cell office:value-type="float" office:value="15067" calcext:value-type="float">
            <text:p>15067</text:p>
          </table:table-cell>
          <table:table-cell office:value-type="float" office:value="121211973" calcext:value-type="float">
            <text:p>121211973</text:p>
          </table:table-cell>
          <table:table-cell office:value-type="float" office:value="4914607463" calcext:value-type="float">
            <text:p>4914607463</text:p>
          </table:table-cell>
          <table:table-cell office:value-type="float" office:value="38404117745" calcext:value-type="float">
            <text:p>38404117745</text:p>
          </table:table-cell>
          <table:table-cell office:value-type="float" office:value="17365718" calcext:value-type="float">
            <text:p>17365718</text:p>
          </table:table-cell>
          <table:table-cell office:value-type="float" office:value="10330077232" calcext:value-type="float">
            <text:p>10330077232</text:p>
          </table:table-cell>
          <table:table-cell office:value-type="float" office:value="7033477" calcext:value-type="float">
            <text:p>7033477</text:p>
          </table:table-cell>
          <table:table-cell office:value-type="float" office:value="201217661645.509" calcext:value-type="float">
            <text:p>201217661645.509</text:p>
          </table:table-cell>
          <table:table-cell office:value-type="float" office:value="17786.9217917225" calcext:value-type="float">
            <text:p>17786.92179172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331402" calcext:value-type="float">
            <text:p>17331402</text:p>
          </table:table-cell>
          <table:table-cell office:value-type="float" office:value="28449234" calcext:value-type="float">
            <text:p>28449234</text:p>
          </table:table-cell>
          <table:table-cell office:value-type="float" office:value="20058" calcext:value-type="float">
            <text:p>20058</text:p>
          </table:table-cell>
          <table:table-cell office:value-type="float" office:value="16019" calcext:value-type="float">
            <text:p>16019</text:p>
          </table:table-cell>
          <table:table-cell office:value-type="float" office:value="230522077" calcext:value-type="float">
            <text:p>230522077</text:p>
          </table:table-cell>
          <table:table-cell office:value-type="float" office:value="5694128857" calcext:value-type="float">
            <text:p>5694128857</text:p>
          </table:table-cell>
          <table:table-cell office:value-type="float" office:value="43263274050" calcext:value-type="float">
            <text:p>43263274050</text:p>
          </table:table-cell>
          <table:table-cell office:value-type="float" office:value="18271439" calcext:value-type="float">
            <text:p>18271439</text:p>
          </table:table-cell>
          <table:table-cell office:value-type="float" office:value="11494167142" calcext:value-type="float">
            <text:p>11494167142</text:p>
          </table:table-cell>
          <table:table-cell office:value-type="float" office:value="7070288" calcext:value-type="float">
            <text:p>7070288</text:p>
          </table:table-cell>
          <table:table-cell office:value-type="float" office:value="201080662205.002" calcext:value-type="float">
            <text:p>201080662205.002</text:p>
          </table:table-cell>
          <table:table-cell office:value-type="float" office:value="18430.9390581336" calcext:value-type="float">
            <text:p>18430.93905813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372231" calcext:value-type="float">
            <text:p>14372231</text:p>
          </table:table-cell>
          <table:table-cell office:value-type="float" office:value="19071962" calcext:value-type="float">
            <text:p>19071962</text:p>
          </table:table-cell>
          <table:table-cell office:value-type="float" office:value="20044" calcext:value-type="float">
            <text:p>20044</text:p>
          </table:table-cell>
          <table:table-cell office:value-type="float" office:value="17417" calcext:value-type="float">
            <text:p>17417</text:p>
          </table:table-cell>
          <table:table-cell office:value-type="float" office:value="344571836" calcext:value-type="float">
            <text:p>344571836</text:p>
          </table:table-cell>
          <table:table-cell office:value-type="float" office:value="8586273194" calcext:value-type="float">
            <text:p>8586273194</text:p>
          </table:table-cell>
          <table:table-cell office:value-type="float" office:value="47994342480" calcext:value-type="float">
            <text:p>47994342480</text:p>
          </table:table-cell>
          <table:table-cell office:value-type="float" office:value="11605091" calcext:value-type="float">
            <text:p>11605091</text:p>
          </table:table-cell>
          <table:table-cell office:value-type="float" office:value="12675369815" calcext:value-type="float">
            <text:p>12675369815</text:p>
          </table:table-cell>
          <table:table-cell office:value-type="float" office:value="7104620" calcext:value-type="float">
            <text:p>7104620</text:p>
          </table:table-cell>
          <table:table-cell office:value-type="float" office:value="189926516769.25" calcext:value-type="float">
            <text:p>189926516769.25</text:p>
          </table:table-cell>
          <table:table-cell office:value-type="float" office:value="19275.5311741007" calcext:value-type="float">
            <text:p>19275.53117410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231412" calcext:value-type="float">
            <text:p>14231412</text:p>
          </table:table-cell>
          <table:table-cell office:value-type="float" office:value="14044383" calcext:value-type="float">
            <text:p>14044383</text:p>
          </table:table-cell>
          <table:table-cell office:value-type="float" office:value="18471" calcext:value-type="float">
            <text:p>18471</text:p>
          </table:table-cell>
          <table:table-cell office:value-type="float" office:value="15989" calcext:value-type="float">
            <text:p>15989</text:p>
          </table:table-cell>
          <table:table-cell office:value-type="float" office:value="464826243" calcext:value-type="float">
            <text:p>464826243</text:p>
          </table:table-cell>
          <table:table-cell office:value-type="float" office:value="16165825038" calcext:value-type="float">
            <text:p>16165825038</text:p>
          </table:table-cell>
          <table:table-cell office:value-type="float" office:value="55746187929" calcext:value-type="float">
            <text:p>55746187929</text:p>
          </table:table-cell>
          <table:table-cell office:value-type="float" office:value="7506784" calcext:value-type="float">
            <text:p>7506784</text:p>
          </table:table-cell>
          <table:table-cell office:value-type="float" office:value="15221087095" calcext:value-type="float">
            <text:p>15221087095</text:p>
          </table:table-cell>
          <table:table-cell office:value-type="float" office:value="7136722" calcext:value-type="float">
            <text:p>7136722</text:p>
          </table:table-cell>
          <table:table-cell office:value-type="float" office:value="191639655121.33" calcext:value-type="float">
            <text:p>191639655121.33</text:p>
          </table:table-cell>
          <table:table-cell office:value-type="float" office:value="20356.4636932918" calcext:value-type="float">
            <text:p>20356.4636932918</text:p>
          </table:table-cell>
        </table:table-row>
      </table:table>
      <table:table table:name="Graphics" table:style-name="ta1">
        <table:shapes>
          <draw:frame draw:z-index="0" draw:style-name="gr1" draw:text-style-name="P1" svg:width="601.17pt" svg:height="317.96pt" svg:x="64.01pt" svg:y="12.81pt">
            <draw:object draw:notify-on-update-of-ranges="Data.B2:Data.B12 Data.C1:Data.C1 Data.C2:Data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model 1" table:style-name="ta1">
        <table:shapes>
          <draw:frame draw:z-index="0" draw:style-name="gr1" draw:text-style-name="P1" svg:width="435.86pt" svg:height="188.5pt" svg:x="752.63pt" svg:y="0pt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3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3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cations</text:p>
          </table:table-cell>
          <table:table-cell table:style-name="ce6" office:value-type="float" office:value="-1188.68988787918" calcext:value-type="float">
            <text:p>-1188.6898878791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MS</text:p>
          </table:table-cell>
          <table:table-cell table:style-name="ce6" office:value-type="float" office:value="0.0196593275398472" calcext:value-type="float">
            <text:p>0.01965932753984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bile_phones</text:p>
          </table:table-cell>
          <table:table-cell table:style-name="ce7" office:value-type="float" office:value="-0.0320268897920215" calcext:value-type="float">
            <text:p>-0.03202688979202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Mobile_traffic_in</text:p>
          </table:table-cell>
          <table:table-cell table:style-name="ce8" office:value-type="float" office:value="0.000642050914671143" calcext:value-type="float">
            <text:p>0.00064205091467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obile_traffic_out</text:p>
          </table:table-cell>
          <table:table-cell table:style-name="ce8" office:value-type="float" office:value="0.000125149142233018" calcext:value-type="float">
            <text:p>0.0001251491422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PBI</text:p>
          </table:table-cell>
          <table:table-cell table:style-name="ce7" office:value-type="float" office:value="-0.000323684431446157" calcext:value-type="float">
            <text:p>-0.00032368443144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hones</text:p>
          </table:table-cell>
          <table:table-cell table:style-name="ce8" office:value-type="float" office:value="-269.096487197676" calcext:value-type="float">
            <text:p>-269.0964871976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Rural_population</text:p>
          </table:table-cell>
          <table:table-cell table:style-name="ce7" office:value-type="float" office:value="158.280575749521" calcext:value-type="float">
            <text:p>158.28057574952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ural_traffic_out</text:p>
          </table:table-cell>
          <table:table-cell table:style-name="ce7" office:value-type="float" office:value="0.728438250193538" calcext:value-type="float">
            <text:p>0.72843825019353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</text:p>
          </table:table-cell>
          <table:table-cell table:style-name="ce8" office:value-type="float" office:value="0.00016338098845606" calcext:value-type="float">
            <text:p>0.00016338098845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float" office:value="-2360298.99534643" calcext:value-type="float">
            <text:p>-2360298.99534643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/>
          <table:table-cell table:style-name="ce2" office:value-type="string" calcext:value-type="string">
            <text:p>Suma del Error al Cuadrado</text:p>
          </table:table-cell>
          <table:table-cell table:style-name="ce15" table:formula="of:=SUM([.M22:.M32])" office:value-type="float" office:value="19818339161346" calcext:value-type="float">
            <text:p>19,818,339,161,3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-1049907785.1363" calcext:value-type="float">
            <text:p>-1.05E+09</text:p>
          </table:table-cell>
          <table:table-cell table:style-name="ce9" table:formula="of:=[.G5]" office:value-type="float" office:value="-0.0320268897920215" calcext:value-type="float">
            <text:p>-0.03</text:p>
          </table:table-cell>
          <table:table-cell table:style-name="ce12" table:formula="of:=[.G8]" office:value-type="float" office:value="-0.000323684431446157" calcext:value-type="float">
            <text:p>-0.0003</text:p>
          </table:table-cell>
          <table:table-cell table:style-name="ce14" table:formula="of:=[.G10]" office:value-type="float" office:value="158.280575749521" calcext:value-type="float">
            <text:p>158.28</text:p>
          </table:table-cell>
          <table:table-cell table:style-name="ce14" table:formula="of:=[.G11]" office:value-type="float" office:value="0.728438250193538" calcext:value-type="float">
            <text:p>0.73</text:p>
          </table:table-cell>
          <table:table-cell/>
          <table:table-cell table:style-name="ce2" office:value-type="string" calcext:value-type="string">
            <text:p>Suma de valor absoluto</text:p>
          </table:table-cell>
          <table:table-cell table:style-name="ce16" table:formula="of:=SUM([.N22:.N32])" office:value-type="float" office:value="11617629.7398564" calcext:value-type="float">
            <text:p>11617629.74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style-name="ce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Año</text:p>
          </table:table-cell>
          <table:table-cell table:style-name="ce10" office:value-type="string" calcext:value-type="string">
            <text:p>Lineas Móviles</text:p>
          </table:table-cell>
          <table:table-cell table:style-name="ce10" office:value-type="string" calcext:value-type="string">
            <text:p>Producto Bruto Interno</text:p>
          </table:table-cell>
          <table:table-cell table:style-name="ce10" office:value-type="string" calcext:value-type="string">
            <text:p>Población Rural</text:p>
          </table:table-cell>
          <table:table-cell table:style-name="ce10" office:value-type="string" calcext:value-type="string">
            <text:p>Tráfico saliente (min)</text:p>
          </table:table-cell>
          <table:table-cell table:style-name="ce10" office:value-type="string" calcext:value-type="string">
            <text:p>Tráfico entrante (min)</text:p>
          </table:table-cell>
          <table:table-cell table:style-name="ce10" office:value-type="string" calcext:value-type="string">
            <text:p>Predicion del modelo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rror al cuadrado</text:p>
          </table:table-cell>
          <table:table-cell table:style-name="ce10" office:value-type="string" calcext:value-type="string">
            <text:p>Valor Absolu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55606894" calcext:value-type="float">
            <text:p>55,606,894</text:p>
          </table:table-cell>
          <table:table-cell office:value-type="float" office:value="88643193061.748" calcext:value-type="float">
            <text:p>88,643,193,061.75</text:p>
          </table:table-cell>
          <table:table-cell table:style-name="ce13" office:value-type="float" office:value="6869817" calcext:value-type="float">
            <text:p>6,869,817.00</text:p>
          </table:table-cell>
          <table:table-cell table:style-name="ce13" office:value-type="float" office:value="182470409" calcext:value-type="float">
            <text:p>182,470,409.00</text:p>
          </table:table-cell>
          <table:table-cell table:style-name="ce13" office:value-type="float" office:value="140968904" calcext:value-type="float">
            <text:p>140,968,904.00</text:p>
          </table:table-cell>
          <table:table-cell table:style-name="ce13" table:formula="of:=[.$E$17]+SUMPRODUCT([.$F$17:.$I$17];[.F22:.I22])" office:value-type="float" office:value="139895892.948028" calcext:value-type="float">
            <text:p>139,895,892.95</text:p>
          </table:table-cell>
          <table:table-cell table:style-name="ce13" table:formula="of:=[.J22]-[.K22]" office:value-type="float" office:value="1073011.05197227" calcext:value-type="float">
            <text:p>1,073,011.05</text:p>
          </table:table-cell>
          <table:table-cell table:style-name="ce13" table:formula="of:=POWER([.L22];2)" office:value-type="float" office:value="1151352717654.64" calcext:value-type="float">
            <text:p>1,151,352,717,654.64</text:p>
          </table:table-cell>
          <table:table-cell table:style-name="ce13" table:formula="of:=ABS([.L22])" office:value-type="float" office:value="1073011.05197227" calcext:value-type="float">
            <text:p>1,073,011.05</text:p>
          </table:table-cell>
          <table:table-cell/>
          <table:table-cell table:style-name="ce16" table:formula="of:=[.K22]/(3600*24)" office:value-type="float" office:value="1619.16542763921" calcext:value-type="float">
            <text:p>1619.17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89562518" calcext:value-type="float">
            <text:p>89,562,518</text:p>
          </table:table-cell>
          <table:table-cell office:value-type="float" office:value="102170981144.136" calcext:value-type="float">
            <text:p>102,170,981,144.14</text:p>
          </table:table-cell>
          <table:table-cell table:style-name="ce13" office:value-type="float" office:value="6845990" calcext:value-type="float">
            <text:p>6,845,990.00</text:p>
          </table:table-cell>
          <table:table-cell table:style-name="ce13" office:value-type="float" office:value="181013062" calcext:value-type="float">
            <text:p>181,013,062.00</text:p>
          </table:table-cell>
          <table:table-cell table:style-name="ce13" office:value-type="float" office:value="127374052" calcext:value-type="float">
            <text:p>127,374,052.00</text:p>
          </table:table-cell>
          <table:table-cell table:style-name="ce13" table:formula="of:=[.$E$17]+SUMPRODUCT([.$F$17:.$I$17];[.F23:.I23])" office:value-type="float" office:value="129596726.9492" calcext:value-type="float">
            <text:p>129,596,726.95</text:p>
          </table:table-cell>
          <table:table-cell table:style-name="ce13" table:formula="of:=[.J23]-[.K23]" office:value-type="float" office:value="-2222674.94920027" calcext:value-type="float">
            <text:p>-2,222,674.95</text:p>
          </table:table-cell>
          <table:table-cell table:style-name="ce13" table:formula="of:=POWER([.L23];2)" office:value-type="float" office:value="4940283929802.43" calcext:value-type="float">
            <text:p>4,940,283,929,802.43</text:p>
          </table:table-cell>
          <table:table-cell table:style-name="ce13" table:formula="of:=ABS([.L23])" office:value-type="float" office:value="2222674.94920027" calcext:value-type="float">
            <text:p>2,222,674.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116677743" calcext:value-type="float">
            <text:p>116,677,743</text:p>
          </table:table-cell>
          <table:table-cell office:value-type="float" office:value="120550599815.441" calcext:value-type="float">
            <text:p>120,550,599,815.44</text:p>
          </table:table-cell>
          <table:table-cell table:style-name="ce13" office:value-type="float" office:value="6859181" calcext:value-type="float">
            <text:p>6,859,181.00</text:p>
          </table:table-cell>
          <table:table-cell table:style-name="ce13" office:value-type="float" office:value="139257563" calcext:value-type="float">
            <text:p>139,257,563.00</text:p>
          </table:table-cell>
          <table:table-cell table:style-name="ce13" office:value-type="float" office:value="96895035" calcext:value-type="float">
            <text:p>96,895,035.00</text:p>
          </table:table-cell>
          <table:table-cell table:style-name="ce13" table:formula="of:=[.$E$17]+SUMPRODUCT([.$F$17:.$I$17];[.F24:.I24])" office:value-type="float" office:value="94450690.6538147" calcext:value-type="float">
            <text:p>94,450,690.65</text:p>
          </table:table-cell>
          <table:table-cell table:style-name="ce13" table:formula="of:=[.J24]-[.K24]" office:value-type="float" office:value="2444344.34618533" calcext:value-type="float">
            <text:p>2,444,344.35</text:p>
          </table:table-cell>
          <table:table-cell table:style-name="ce13" table:formula="of:=POWER([.L24];2)" office:value-type="float" office:value="5974819282728.17" calcext:value-type="float">
            <text:p>5,974,819,282,728.17</text:p>
          </table:table-cell>
          <table:table-cell table:style-name="ce13" table:formula="of:=ABS([.L24])" office:value-type="float" office:value="2444344.34618533" calcext:value-type="float">
            <text:p>2,444,344.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132173951" calcext:value-type="float">
            <text:p>132,173,951</text:p>
          </table:table-cell>
          <table:table-cell office:value-type="float" office:value="120822986521.479" calcext:value-type="float">
            <text:p>120,822,986,521.48</text:p>
          </table:table-cell>
          <table:table-cell table:style-name="ce13" office:value-type="float" office:value="6890468" calcext:value-type="float">
            <text:p>6,890,468.00</text:p>
          </table:table-cell>
          <table:table-cell table:style-name="ce13" office:value-type="float" office:value="105819960" calcext:value-type="float">
            <text:p>105,819,960.00</text:p>
          </table:table-cell>
          <table:table-cell table:style-name="ce13" office:value-type="float" office:value="74342629" calcext:value-type="float">
            <text:p>74,342,629.00</text:p>
          </table:table-cell>
          <table:table-cell table:style-name="ce13" table:formula="of:=[.$E$17]+SUMPRODUCT([.$F$17:.$I$17];[.F25:.I25])" office:value-type="float" office:value="74461123.325416" calcext:value-type="float">
            <text:p>74,461,123.33</text:p>
          </table:table-cell>
          <table:table-cell table:style-name="ce13" table:formula="of:=[.J25]-[.K25]" office:value-type="float" office:value="-118494.325415969" calcext:value-type="float">
            <text:p>-118,494.33</text:p>
          </table:table-cell>
          <table:table-cell table:style-name="ce13" table:formula="of:=POWER([.L25];2)" office:value-type="float" office:value="14040905155.7855" calcext:value-type="float">
            <text:p>14,040,905,155.79</text:p>
          </table:table-cell>
          <table:table-cell table:style-name="ce13" table:formula="of:=ABS([.L25])" office:value-type="float" office:value="118494.325415969" calcext:value-type="float">
            <text:p>118,494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office:value-type="float" office:value="150419094" calcext:value-type="float">
            <text:p>150,419,094</text:p>
          </table:table-cell>
          <table:table-cell office:value-type="float" office:value="147528937028.778" calcext:value-type="float">
            <text:p>147,528,937,028.78</text:p>
          </table:table-cell>
          <table:table-cell table:style-name="ce13" office:value-type="float" office:value="6923368" calcext:value-type="float">
            <text:p>6,923,368.00</text:p>
          </table:table-cell>
          <table:table-cell table:style-name="ce13" office:value-type="float" office:value="89226667" calcext:value-type="float">
            <text:p>89,226,667.00</text:p>
          </table:table-cell>
          <table:table-cell table:style-name="ce13" office:value-type="float" office:value="56613331" calcext:value-type="float">
            <text:p>56,613,331.00</text:p>
          </table:table-cell>
          <table:table-cell table:style-name="ce13" table:formula="of:=[.$E$17]+SUMPRODUCT([.$F$17:.$I$17];[.F26:.I26])" office:value-type="float" office:value="58352729.3594216" calcext:value-type="float">
            <text:p>58,352,729.36</text:p>
          </table:table-cell>
          <table:table-cell table:style-name="ce13" table:formula="of:=[.J26]-[.K26]" office:value-type="float" office:value="-1739398.35942161" calcext:value-type="float">
            <text:p>-1,739,398.36</text:p>
          </table:table-cell>
          <table:table-cell table:style-name="ce13" table:formula="of:=POWER([.L26];2)" office:value-type="float" office:value="3025506652758.59" calcext:value-type="float">
            <text:p>3,025,506,652,758.59</text:p>
          </table:table-cell>
          <table:table-cell table:style-name="ce13" table:formula="of:=ABS([.L26])" office:value-type="float" office:value="1739398.35942161" calcext:value-type="float">
            <text:p>1,739,398.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166611829" calcext:value-type="float">
            <text:p>166,611,829</text:p>
          </table:table-cell>
          <table:table-cell office:value-type="float" office:value="171761737046.585" calcext:value-type="float">
            <text:p>171,761,737,046.59</text:p>
          </table:table-cell>
          <table:table-cell table:style-name="ce13" office:value-type="float" office:value="6958778" calcext:value-type="float">
            <text:p>6,958,778.00</text:p>
          </table:table-cell>
          <table:table-cell table:style-name="ce13" office:value-type="float" office:value="60372566" calcext:value-type="float">
            <text:p>60,372,566.00</text:p>
          </table:table-cell>
          <table:table-cell table:style-name="ce13" office:value-type="float" office:value="34965133" calcext:value-type="float">
            <text:p>34,965,133.00</text:p>
          </table:table-cell>
          <table:table-cell table:style-name="ce13" table:formula="of:=[.$E$17]+SUMPRODUCT([.$F$17:.$I$17];[.F27:.I27])" office:value-type="float" office:value="34576630.6679758" calcext:value-type="float">
            <text:p>34,576,630.67</text:p>
          </table:table-cell>
          <table:table-cell table:style-name="ce13" table:formula="of:=[.J27]-[.K27]" office:value-type="float" office:value="388502.332024217" calcext:value-type="float">
            <text:p>388,502.33</text:p>
          </table:table-cell>
          <table:table-cell table:style-name="ce13" table:formula="of:=POWER([.L27];2)" office:value-type="float" office:value="150934061988.255" calcext:value-type="float">
            <text:p>150,934,061,988.26</text:p>
          </table:table-cell>
          <table:table-cell table:style-name="ce13" table:formula="of:=ABS([.L27])" office:value-type="float" office:value="388502.332024217" calcext:value-type="float">
            <text:p>388,50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117377681" calcext:value-type="float">
            <text:p>117,377,681</text:p>
          </table:table-cell>
          <table:table-cell office:value-type="float" office:value="192648999090.082" calcext:value-type="float">
            <text:p>192,648,999,090.08</text:p>
          </table:table-cell>
          <table:table-cell table:style-name="ce13" office:value-type="float" office:value="6995674" calcext:value-type="float">
            <text:p>6,995,674.00</text:p>
          </table:table-cell>
          <table:table-cell table:style-name="ce13" office:value-type="float" office:value="51726115" calcext:value-type="float">
            <text:p>51,726,115.00</text:p>
          </table:table-cell>
          <table:table-cell table:style-name="ce13" office:value-type="float" office:value="28968553" calcext:value-type="float">
            <text:p>28,968,553.00</text:p>
          </table:table-cell>
          <table:table-cell table:style-name="ce13" table:formula="of:=[.$E$17]+SUMPRODUCT([.$F$17:.$I$17];[.F28:.I28])" office:value-type="float" office:value="28934080.2469898" calcext:value-type="float">
            <text:p>28,934,080.25</text:p>
          </table:table-cell>
          <table:table-cell table:style-name="ce13" table:formula="of:=[.J28]-[.K28]" office:value-type="float" office:value="34472.7530101538" calcext:value-type="float">
            <text:p>34,472.75</text:p>
          </table:table-cell>
          <table:table-cell table:style-name="ce13" table:formula="of:=POWER([.L28];2)" office:value-type="float" office:value="1188370700.09907" calcext:value-type="float">
            <text:p>1,188,370,700.10</text:p>
          </table:table-cell>
          <table:table-cell table:style-name="ce13" table:formula="of:=ABS([.L28])" office:value-type="float" office:value="34472.7530101538" calcext:value-type="float">
            <text:p>34,472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21211973" calcext:value-type="float">
            <text:p>121,211,973</text:p>
          </table:table-cell>
          <table:table-cell office:value-type="float" office:value="201217661645.509" calcext:value-type="float">
            <text:p>201,217,661,645.51</text:p>
          </table:table-cell>
          <table:table-cell table:style-name="ce13" office:value-type="float" office:value="7033477" calcext:value-type="float">
            <text:p>7,033,477.00</text:p>
          </table:table-cell>
          <table:table-cell table:style-name="ce13" office:value-type="float" office:value="39323688" calcext:value-type="float">
            <text:p>39,323,688.00</text:p>
          </table:table-cell>
          <table:table-cell table:style-name="ce13" office:value-type="float" office:value="23633324" calcext:value-type="float">
            <text:p>23,633,324.00</text:p>
          </table:table-cell>
          <table:table-cell table:style-name="ce13" table:formula="of:=[.$E$17]+SUMPRODUCT([.$F$17:.$I$17];[.F29:.I29])" office:value-type="float" office:value="22986815.5151941" calcext:value-type="float">
            <text:p>22,986,815.52</text:p>
          </table:table-cell>
          <table:table-cell table:style-name="ce13" table:formula="of:=[.J29]-[.K29]" office:value-type="float" office:value="646508.484805942" calcext:value-type="float">
            <text:p>646,508.48</text:p>
          </table:table-cell>
          <table:table-cell table:style-name="ce13" table:formula="of:=POWER([.L29];2)" office:value-type="float" office:value="417973220926.074" calcext:value-type="float">
            <text:p>417,973,220,926.07</text:p>
          </table:table-cell>
          <table:table-cell table:style-name="ce13" table:formula="of:=ABS([.L29])" office:value-type="float" office:value="646508.484805942" calcext:value-type="float">
            <text:p>646,508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30522077" calcext:value-type="float">
            <text:p>230,522,077</text:p>
          </table:table-cell>
          <table:table-cell office:value-type="float" office:value="201080662205.002" calcext:value-type="float">
            <text:p>201,080,662,205.00</text:p>
          </table:table-cell>
          <table:table-cell table:style-name="ce13" office:value-type="float" office:value="7070288" calcext:value-type="float">
            <text:p>7,070,288.00</text:p>
          </table:table-cell>
          <table:table-cell table:style-name="ce13" office:value-type="float" office:value="28449234" calcext:value-type="float">
            <text:p>28,449,234.00</text:p>
          </table:table-cell>
          <table:table-cell table:style-name="ce13" office:value-type="float" office:value="17331402" calcext:value-type="float">
            <text:p>17,331,402.00</text:p>
          </table:table-cell>
          <table:table-cell table:style-name="ce13" table:formula="of:=[.$E$17]+SUMPRODUCT([.$F$17:.$I$17];[.F30:.I30])" office:value-type="float" office:value="17435395.4775863" calcext:value-type="float">
            <text:p>17,435,395.48</text:p>
          </table:table-cell>
          <table:table-cell table:style-name="ce13" table:formula="of:=[.J30]-[.K30]" office:value-type="float" office:value="-103993.477586269" calcext:value-type="float">
            <text:p>-103,993.48</text:p>
          </table:table-cell>
          <table:table-cell table:style-name="ce13" table:formula="of:=POWER([.L30];2)" office:value-type="float" office:value="10814643380.4859" calcext:value-type="float">
            <text:p>10,814,643,380.49</text:p>
          </table:table-cell>
          <table:table-cell table:style-name="ce13" table:formula="of:=ABS([.L30])" office:value-type="float" office:value="103993.477586269" calcext:value-type="float">
            <text:p>103,993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344571836" calcext:value-type="float">
            <text:p>344,571,836</text:p>
          </table:table-cell>
          <table:table-cell office:value-type="float" office:value="189926516769.25" calcext:value-type="float">
            <text:p>189,926,516,769.25</text:p>
          </table:table-cell>
          <table:table-cell table:style-name="ce13" office:value-type="float" office:value="7104620" calcext:value-type="float">
            <text:p>7,104,620.00</text:p>
          </table:table-cell>
          <table:table-cell table:style-name="ce13" office:value-type="float" office:value="19071962" calcext:value-type="float">
            <text:p>19,071,962.00</text:p>
          </table:table-cell>
          <table:table-cell table:style-name="ce13" office:value-type="float" office:value="14372231" calcext:value-type="float">
            <text:p>14,372,231.00</text:p>
          </table:table-cell>
          <table:table-cell table:style-name="ce13" table:formula="of:=[.$E$17]+SUMPRODUCT([.$F$17:.$I$17];[.F31:.I31])" office:value-type="float" office:value="15996484.7582896" calcext:value-type="float">
            <text:p>15,996,484.76</text:p>
          </table:table-cell>
          <table:table-cell table:style-name="ce13" table:formula="of:=[.J31]-[.K31]" office:value-type="float" office:value="-1624253.75828958" calcext:value-type="float">
            <text:p>-1,624,253.76</text:p>
          </table:table-cell>
          <table:table-cell table:style-name="ce13" table:formula="of:=POWER([.L31];2)" office:value-type="float" office:value="2638200271317.81" calcext:value-type="float">
            <text:p>2,638,200,271,317.81</text:p>
          </table:table-cell>
          <table:table-cell table:style-name="ce13" table:formula="of:=ABS([.L31])" office:value-type="float" office:value="1624253.75828958" calcext:value-type="float">
            <text:p>1,624,253.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464826243" calcext:value-type="float">
            <text:p>464,826,243</text:p>
          </table:table-cell>
          <table:table-cell office:value-type="float" office:value="191639655121.33" calcext:value-type="float">
            <text:p>191,639,655,121.33</text:p>
          </table:table-cell>
          <table:table-cell table:style-name="ce13" office:value-type="float" office:value="7136722" calcext:value-type="float">
            <text:p>7,136,722.00</text:p>
          </table:table-cell>
          <table:table-cell table:style-name="ce13" office:value-type="float" office:value="14044383" calcext:value-type="float">
            <text:p>14,044,383.00</text:p>
          </table:table-cell>
          <table:table-cell table:style-name="ce13" office:value-type="float" office:value="14231412" calcext:value-type="float">
            <text:p>14,231,412.00</text:p>
          </table:table-cell>
          <table:table-cell table:style-name="ce13" table:formula="of:=[.$E$17]+SUMPRODUCT([.$F$17:.$I$17];[.F32:.I32])" office:value-type="float" office:value="13009436.0980552" calcext:value-type="float">
            <text:p>13,009,436.10</text:p>
          </table:table-cell>
          <table:table-cell table:style-name="ce13" table:formula="of:=[.J32]-[.K32]" office:value-type="float" office:value="1221975.90194476" calcext:value-type="float">
            <text:p>1,221,975.90</text:p>
          </table:table-cell>
          <table:table-cell table:style-name="ce13" table:formula="of:=POWER([.L32];2)" office:value-type="float" office:value="1493225104933.7" calcext:value-type="float">
            <text:p>1,493,225,104,933.70</text:p>
          </table:table-cell>
          <table:table-cell table:style-name="ce13" table:formula="of:=ABS([.L32])" office:value-type="float" office:value="1221975.90194476" calcext:value-type="float">
            <text:p>1,221,975.90</text:p>
          </table:table-cell>
          <table:table-cell table:number-columns-repeated="2"/>
        </table:table-row>
      </table:table>
      <table:table table:name="model 2" table:style-name="ta1">
        <table:shapes>
          <draw:frame draw:z-index="0" draw:style-name="gr1" draw:text-style-name="P1" svg:width="435.86pt" svg:height="188.5pt" svg:x="752.63pt" svg:y="0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3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3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cations</text:p>
          </table:table-cell>
          <table:table-cell table:style-name="ce6" office:value-type="float" office:value="-1188.68988787918" calcext:value-type="float">
            <text:p>-1188.6898878791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MS</text:p>
          </table:table-cell>
          <table:table-cell table:style-name="ce6" office:value-type="float" office:value="0.0196593275398472" calcext:value-type="float">
            <text:p>0.01965932753984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bile_phones</text:p>
          </table:table-cell>
          <table:table-cell table:style-name="ce7" office:value-type="float" office:value="-0.0320268897920215" calcext:value-type="float">
            <text:p>-0.03202688979202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Mobile_traffic_in</text:p>
          </table:table-cell>
          <table:table-cell table:style-name="ce8" office:value-type="float" office:value="0.000642050914671143" calcext:value-type="float">
            <text:p>0.00064205091467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obile_traffic_out</text:p>
          </table:table-cell>
          <table:table-cell table:style-name="ce8" office:value-type="float" office:value="0.000125149142233018" calcext:value-type="float">
            <text:p>0.0001251491422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PBI</text:p>
          </table:table-cell>
          <table:table-cell table:style-name="ce7" office:value-type="float" office:value="-0.000323684431446157" calcext:value-type="float">
            <text:p>-0.00032368443144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hones</text:p>
          </table:table-cell>
          <table:table-cell table:style-name="ce8" office:value-type="float" office:value="-269.096487197676" calcext:value-type="float">
            <text:p>-269.0964871976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Rural_population</text:p>
          </table:table-cell>
          <table:table-cell table:style-name="ce7" office:value-type="float" office:value="158.280575749521" calcext:value-type="float">
            <text:p>158.28057574952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ural_traffic_out</text:p>
          </table:table-cell>
          <table:table-cell table:style-name="ce7" office:value-type="float" office:value="0.728438250193538" calcext:value-type="float">
            <text:p>0.72843825019353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</text:p>
          </table:table-cell>
          <table:table-cell table:style-name="ce8" office:value-type="float" office:value="0.00016338098845606" calcext:value-type="float">
            <text:p>0.00016338098845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float" office:value="-2360298.99534643" calcext:value-type="float">
            <text:p>-2360298.99534643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/>
          <table:table-cell table:style-name="ce2" office:value-type="string" calcext:value-type="string">
            <text:p>Suma del Error al Cuadrado</text:p>
          </table:table-cell>
          <table:table-cell table:style-name="ce15" table:formula="of:=SUM([.M22:.M32])" office:value-type="float" office:value="19818339161346" calcext:value-type="float">
            <text:p>19,818,339,161,3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-1049907785.1363" calcext:value-type="float">
            <text:p>-1.05E+09</text:p>
          </table:table-cell>
          <table:table-cell table:style-name="ce9" table:formula="of:=[.G5]" office:value-type="float" office:value="-0.0320268897920215" calcext:value-type="float">
            <text:p>-0.03</text:p>
          </table:table-cell>
          <table:table-cell table:style-name="ce12" table:formula="of:=[.G8]" office:value-type="float" office:value="-0.000323684431446157" calcext:value-type="float">
            <text:p>-0.0003</text:p>
          </table:table-cell>
          <table:table-cell table:style-name="ce14" table:formula="of:=[.G10]" office:value-type="float" office:value="158.280575749521" calcext:value-type="float">
            <text:p>158.28</text:p>
          </table:table-cell>
          <table:table-cell table:style-name="ce14" table:formula="of:=[.G11]" office:value-type="float" office:value="0.728438250193538" calcext:value-type="float">
            <text:p>0.73</text:p>
          </table:table-cell>
          <table:table-cell/>
          <table:table-cell table:style-name="ce2" office:value-type="string" calcext:value-type="string">
            <text:p>Suma de valor absoluto</text:p>
          </table:table-cell>
          <table:table-cell table:style-name="ce16" table:formula="of:=SUM([.N22:.N32])" office:value-type="float" office:value="11617629.7398564" calcext:value-type="float">
            <text:p>11617629.74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style-name="ce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Año</text:p>
          </table:table-cell>
          <table:table-cell table:style-name="ce10" office:value-type="string" calcext:value-type="string">
            <text:p>Lineas Móviles</text:p>
          </table:table-cell>
          <table:table-cell table:style-name="ce10" office:value-type="string" calcext:value-type="string">
            <text:p>Producto Bruto Interno</text:p>
          </table:table-cell>
          <table:table-cell table:style-name="ce10" office:value-type="string" calcext:value-type="string">
            <text:p>Población Rural</text:p>
          </table:table-cell>
          <table:table-cell table:style-name="ce10" office:value-type="string" calcext:value-type="string">
            <text:p>Tráfico saliente (min)</text:p>
          </table:table-cell>
          <table:table-cell table:style-name="ce10" office:value-type="string" calcext:value-type="string">
            <text:p>Tráfico entrante (min)</text:p>
          </table:table-cell>
          <table:table-cell table:style-name="ce10" office:value-type="string" calcext:value-type="string">
            <text:p>Predicion del modelo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rror al cuadrado</text:p>
          </table:table-cell>
          <table:table-cell table:style-name="ce10" office:value-type="string" calcext:value-type="string">
            <text:p>Valor Absolut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office:value-type="float" office:value="55606894" calcext:value-type="float">
            <text:p>55,606,894</text:p>
          </table:table-cell>
          <table:table-cell office:value-type="float" office:value="88643193061.748" calcext:value-type="float">
            <text:p>88,643,193,061.75</text:p>
          </table:table-cell>
          <table:table-cell table:style-name="ce13" office:value-type="float" office:value="6869817" calcext:value-type="float">
            <text:p>6,869,817.00</text:p>
          </table:table-cell>
          <table:table-cell table:style-name="ce13" office:value-type="float" office:value="182470409" calcext:value-type="float">
            <text:p>182,470,409.00</text:p>
          </table:table-cell>
          <table:table-cell table:style-name="ce13" office:value-type="float" office:value="140968904" calcext:value-type="float">
            <text:p>140,968,904.00</text:p>
          </table:table-cell>
          <table:table-cell table:style-name="ce13" table:formula="of:=[.$E$17]+SUMPRODUCT([.$F$17:.$I$17];[.F22:.I22])" office:value-type="float" office:value="139895892.948028" calcext:value-type="float">
            <text:p>139,895,892.95</text:p>
          </table:table-cell>
          <table:table-cell table:style-name="ce13" table:formula="of:=[.J22]-[.K22]" office:value-type="float" office:value="1073011.05197227" calcext:value-type="float">
            <text:p>1,073,011.05</text:p>
          </table:table-cell>
          <table:table-cell table:style-name="ce13" table:formula="of:=POWER([.L22];2)" office:value-type="float" office:value="1151352717654.64" calcext:value-type="float">
            <text:p>1,151,352,717,654.64</text:p>
          </table:table-cell>
          <table:table-cell table:style-name="ce13" table:formula="of:=ABS([.L22])" office:value-type="float" office:value="1073011.05197227" calcext:value-type="float">
            <text:p>1,073,011.05</text:p>
          </table:table-cell>
          <table:table-cell/>
          <table:table-cell table:style-name="ce16" table:formula="of:=[.K22]/(3600*24)" office:value-type="float" office:value="1619.16542763921" calcext:value-type="float">
            <text:p>1619.17</text:p>
          </table:table-cell>
        </table:table-row>
        <table:table-row table:style-name="ro1"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89562518" calcext:value-type="float">
            <text:p>89,562,518</text:p>
          </table:table-cell>
          <table:table-cell office:value-type="float" office:value="102170981144.136" calcext:value-type="float">
            <text:p>102,170,981,144.14</text:p>
          </table:table-cell>
          <table:table-cell table:style-name="ce13" office:value-type="float" office:value="6845990" calcext:value-type="float">
            <text:p>6,845,990.00</text:p>
          </table:table-cell>
          <table:table-cell table:style-name="ce13" office:value-type="float" office:value="181013062" calcext:value-type="float">
            <text:p>181,013,062.00</text:p>
          </table:table-cell>
          <table:table-cell table:style-name="ce13" office:value-type="float" office:value="127374052" calcext:value-type="float">
            <text:p>127,374,052.00</text:p>
          </table:table-cell>
          <table:table-cell table:style-name="ce13" table:formula="of:=[.$E$17]+SUMPRODUCT([.$F$17:.$I$17];[.F23:.I23])" office:value-type="float" office:value="129596726.9492" calcext:value-type="float">
            <text:p>129,596,726.95</text:p>
          </table:table-cell>
          <table:table-cell table:style-name="ce13" table:formula="of:=[.J23]-[.K23]" office:value-type="float" office:value="-2222674.94920027" calcext:value-type="float">
            <text:p>-2,222,674.95</text:p>
          </table:table-cell>
          <table:table-cell table:style-name="ce13" table:formula="of:=POWER([.L23];2)" office:value-type="float" office:value="4940283929802.43" calcext:value-type="float">
            <text:p>4,940,283,929,802.43</text:p>
          </table:table-cell>
          <table:table-cell table:style-name="ce13" table:formula="of:=ABS([.L23])" office:value-type="float" office:value="2222674.94920027" calcext:value-type="float">
            <text:p>2,222,674.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116677743" calcext:value-type="float">
            <text:p>116,677,743</text:p>
          </table:table-cell>
          <table:table-cell office:value-type="float" office:value="120550599815.441" calcext:value-type="float">
            <text:p>120,550,599,815.44</text:p>
          </table:table-cell>
          <table:table-cell table:style-name="ce13" office:value-type="float" office:value="6859181" calcext:value-type="float">
            <text:p>6,859,181.00</text:p>
          </table:table-cell>
          <table:table-cell table:style-name="ce13" office:value-type="float" office:value="139257563" calcext:value-type="float">
            <text:p>139,257,563.00</text:p>
          </table:table-cell>
          <table:table-cell table:style-name="ce13" office:value-type="float" office:value="96895035" calcext:value-type="float">
            <text:p>96,895,035.00</text:p>
          </table:table-cell>
          <table:table-cell table:style-name="ce13" table:formula="of:=[.$E$17]+SUMPRODUCT([.$F$17:.$I$17];[.F24:.I24])" office:value-type="float" office:value="94450690.6538147" calcext:value-type="float">
            <text:p>94,450,690.65</text:p>
          </table:table-cell>
          <table:table-cell table:style-name="ce13" table:formula="of:=[.J24]-[.K24]" office:value-type="float" office:value="2444344.34618533" calcext:value-type="float">
            <text:p>2,444,344.35</text:p>
          </table:table-cell>
          <table:table-cell table:style-name="ce13" table:formula="of:=POWER([.L24];2)" office:value-type="float" office:value="5974819282728.17" calcext:value-type="float">
            <text:p>5,974,819,282,728.17</text:p>
          </table:table-cell>
          <table:table-cell table:style-name="ce13" table:formula="of:=ABS([.L24])" office:value-type="float" office:value="2444344.34618533" calcext:value-type="float">
            <text:p>2,444,344.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132173951" calcext:value-type="float">
            <text:p>132,173,951</text:p>
          </table:table-cell>
          <table:table-cell office:value-type="float" office:value="120822986521.479" calcext:value-type="float">
            <text:p>120,822,986,521.48</text:p>
          </table:table-cell>
          <table:table-cell table:style-name="ce13" office:value-type="float" office:value="6890468" calcext:value-type="float">
            <text:p>6,890,468.00</text:p>
          </table:table-cell>
          <table:table-cell table:style-name="ce13" office:value-type="float" office:value="105819960" calcext:value-type="float">
            <text:p>105,819,960.00</text:p>
          </table:table-cell>
          <table:table-cell table:style-name="ce13" office:value-type="float" office:value="74342629" calcext:value-type="float">
            <text:p>74,342,629.00</text:p>
          </table:table-cell>
          <table:table-cell table:style-name="ce13" table:formula="of:=[.$E$17]+SUMPRODUCT([.$F$17:.$I$17];[.F25:.I25])" office:value-type="float" office:value="74461123.325416" calcext:value-type="float">
            <text:p>74,461,123.33</text:p>
          </table:table-cell>
          <table:table-cell table:style-name="ce13" table:formula="of:=[.J25]-[.K25]" office:value-type="float" office:value="-118494.325415969" calcext:value-type="float">
            <text:p>-118,494.33</text:p>
          </table:table-cell>
          <table:table-cell table:style-name="ce13" table:formula="of:=POWER([.L25];2)" office:value-type="float" office:value="14040905155.7855" calcext:value-type="float">
            <text:p>14,040,905,155.79</text:p>
          </table:table-cell>
          <table:table-cell table:style-name="ce13" table:formula="of:=ABS([.L25])" office:value-type="float" office:value="118494.325415969" calcext:value-type="float">
            <text:p>118,494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office:value-type="float" office:value="150419094" calcext:value-type="float">
            <text:p>150,419,094</text:p>
          </table:table-cell>
          <table:table-cell office:value-type="float" office:value="147528937028.778" calcext:value-type="float">
            <text:p>147,528,937,028.78</text:p>
          </table:table-cell>
          <table:table-cell table:style-name="ce13" office:value-type="float" office:value="6923368" calcext:value-type="float">
            <text:p>6,923,368.00</text:p>
          </table:table-cell>
          <table:table-cell table:style-name="ce13" office:value-type="float" office:value="89226667" calcext:value-type="float">
            <text:p>89,226,667.00</text:p>
          </table:table-cell>
          <table:table-cell table:style-name="ce13" office:value-type="float" office:value="56613331" calcext:value-type="float">
            <text:p>56,613,331.00</text:p>
          </table:table-cell>
          <table:table-cell table:style-name="ce13" table:formula="of:=[.$E$17]+SUMPRODUCT([.$F$17:.$I$17];[.F26:.I26])" office:value-type="float" office:value="58352729.3594216" calcext:value-type="float">
            <text:p>58,352,729.36</text:p>
          </table:table-cell>
          <table:table-cell table:style-name="ce13" table:formula="of:=[.J26]-[.K26]" office:value-type="float" office:value="-1739398.35942161" calcext:value-type="float">
            <text:p>-1,739,398.36</text:p>
          </table:table-cell>
          <table:table-cell table:style-name="ce13" table:formula="of:=POWER([.L26];2)" office:value-type="float" office:value="3025506652758.59" calcext:value-type="float">
            <text:p>3,025,506,652,758.59</text:p>
          </table:table-cell>
          <table:table-cell table:style-name="ce13" table:formula="of:=ABS([.L26])" office:value-type="float" office:value="1739398.35942161" calcext:value-type="float">
            <text:p>1,739,398.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166611829" calcext:value-type="float">
            <text:p>166,611,829</text:p>
          </table:table-cell>
          <table:table-cell office:value-type="float" office:value="171761737046.585" calcext:value-type="float">
            <text:p>171,761,737,046.59</text:p>
          </table:table-cell>
          <table:table-cell table:style-name="ce13" office:value-type="float" office:value="6958778" calcext:value-type="float">
            <text:p>6,958,778.00</text:p>
          </table:table-cell>
          <table:table-cell table:style-name="ce13" office:value-type="float" office:value="60372566" calcext:value-type="float">
            <text:p>60,372,566.00</text:p>
          </table:table-cell>
          <table:table-cell table:style-name="ce13" office:value-type="float" office:value="34965133" calcext:value-type="float">
            <text:p>34,965,133.00</text:p>
          </table:table-cell>
          <table:table-cell table:style-name="ce13" table:formula="of:=[.$E$17]+SUMPRODUCT([.$F$17:.$I$17];[.F27:.I27])" office:value-type="float" office:value="34576630.6679758" calcext:value-type="float">
            <text:p>34,576,630.67</text:p>
          </table:table-cell>
          <table:table-cell table:style-name="ce13" table:formula="of:=[.J27]-[.K27]" office:value-type="float" office:value="388502.332024217" calcext:value-type="float">
            <text:p>388,502.33</text:p>
          </table:table-cell>
          <table:table-cell table:style-name="ce13" table:formula="of:=POWER([.L27];2)" office:value-type="float" office:value="150934061988.255" calcext:value-type="float">
            <text:p>150,934,061,988.26</text:p>
          </table:table-cell>
          <table:table-cell table:style-name="ce13" table:formula="of:=ABS([.L27])" office:value-type="float" office:value="388502.332024217" calcext:value-type="float">
            <text:p>388,50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117377681" calcext:value-type="float">
            <text:p>117,377,681</text:p>
          </table:table-cell>
          <table:table-cell office:value-type="float" office:value="192648999090.082" calcext:value-type="float">
            <text:p>192,648,999,090.08</text:p>
          </table:table-cell>
          <table:table-cell table:style-name="ce13" office:value-type="float" office:value="6995674" calcext:value-type="float">
            <text:p>6,995,674.00</text:p>
          </table:table-cell>
          <table:table-cell table:style-name="ce13" office:value-type="float" office:value="51726115" calcext:value-type="float">
            <text:p>51,726,115.00</text:p>
          </table:table-cell>
          <table:table-cell table:style-name="ce13" office:value-type="float" office:value="28968553" calcext:value-type="float">
            <text:p>28,968,553.00</text:p>
          </table:table-cell>
          <table:table-cell table:style-name="ce13" table:formula="of:=[.$E$17]+SUMPRODUCT([.$F$17:.$I$17];[.F28:.I28])" office:value-type="float" office:value="28934080.2469898" calcext:value-type="float">
            <text:p>28,934,080.25</text:p>
          </table:table-cell>
          <table:table-cell table:style-name="ce13" table:formula="of:=[.J28]-[.K28]" office:value-type="float" office:value="34472.7530101538" calcext:value-type="float">
            <text:p>34,472.75</text:p>
          </table:table-cell>
          <table:table-cell table:style-name="ce13" table:formula="of:=POWER([.L28];2)" office:value-type="float" office:value="1188370700.09907" calcext:value-type="float">
            <text:p>1,188,370,700.10</text:p>
          </table:table-cell>
          <table:table-cell table:style-name="ce13" table:formula="of:=ABS([.L28])" office:value-type="float" office:value="34472.7530101538" calcext:value-type="float">
            <text:p>34,472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21211973" calcext:value-type="float">
            <text:p>121,211,973</text:p>
          </table:table-cell>
          <table:table-cell office:value-type="float" office:value="201217661645.509" calcext:value-type="float">
            <text:p>201,217,661,645.51</text:p>
          </table:table-cell>
          <table:table-cell table:style-name="ce13" office:value-type="float" office:value="7033477" calcext:value-type="float">
            <text:p>7,033,477.00</text:p>
          </table:table-cell>
          <table:table-cell table:style-name="ce13" office:value-type="float" office:value="39323688" calcext:value-type="float">
            <text:p>39,323,688.00</text:p>
          </table:table-cell>
          <table:table-cell table:style-name="ce13" office:value-type="float" office:value="23633324" calcext:value-type="float">
            <text:p>23,633,324.00</text:p>
          </table:table-cell>
          <table:table-cell table:style-name="ce13" table:formula="of:=[.$E$17]+SUMPRODUCT([.$F$17:.$I$17];[.F29:.I29])" office:value-type="float" office:value="22986815.5151941" calcext:value-type="float">
            <text:p>22,986,815.52</text:p>
          </table:table-cell>
          <table:table-cell table:style-name="ce13" table:formula="of:=[.J29]-[.K29]" office:value-type="float" office:value="646508.484805942" calcext:value-type="float">
            <text:p>646,508.48</text:p>
          </table:table-cell>
          <table:table-cell table:style-name="ce13" table:formula="of:=POWER([.L29];2)" office:value-type="float" office:value="417973220926.074" calcext:value-type="float">
            <text:p>417,973,220,926.07</text:p>
          </table:table-cell>
          <table:table-cell table:style-name="ce13" table:formula="of:=ABS([.L29])" office:value-type="float" office:value="646508.484805942" calcext:value-type="float">
            <text:p>646,508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30522077" calcext:value-type="float">
            <text:p>230,522,077</text:p>
          </table:table-cell>
          <table:table-cell office:value-type="float" office:value="201080662205.002" calcext:value-type="float">
            <text:p>201,080,662,205.00</text:p>
          </table:table-cell>
          <table:table-cell table:style-name="ce13" office:value-type="float" office:value="7070288" calcext:value-type="float">
            <text:p>7,070,288.00</text:p>
          </table:table-cell>
          <table:table-cell table:style-name="ce13" office:value-type="float" office:value="28449234" calcext:value-type="float">
            <text:p>28,449,234.00</text:p>
          </table:table-cell>
          <table:table-cell table:style-name="ce13" office:value-type="float" office:value="17331402" calcext:value-type="float">
            <text:p>17,331,402.00</text:p>
          </table:table-cell>
          <table:table-cell table:style-name="ce13" table:formula="of:=[.$E$17]+SUMPRODUCT([.$F$17:.$I$17];[.F30:.I30])" office:value-type="float" office:value="17435395.4775863" calcext:value-type="float">
            <text:p>17,435,395.48</text:p>
          </table:table-cell>
          <table:table-cell table:style-name="ce13" table:formula="of:=[.J30]-[.K30]" office:value-type="float" office:value="-103993.477586269" calcext:value-type="float">
            <text:p>-103,993.48</text:p>
          </table:table-cell>
          <table:table-cell table:style-name="ce13" table:formula="of:=POWER([.L30];2)" office:value-type="float" office:value="10814643380.4859" calcext:value-type="float">
            <text:p>10,814,643,380.49</text:p>
          </table:table-cell>
          <table:table-cell table:style-name="ce13" table:formula="of:=ABS([.L30])" office:value-type="float" office:value="103993.477586269" calcext:value-type="float">
            <text:p>103,993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344571836" calcext:value-type="float">
            <text:p>344,571,836</text:p>
          </table:table-cell>
          <table:table-cell office:value-type="float" office:value="189926516769.25" calcext:value-type="float">
            <text:p>189,926,516,769.25</text:p>
          </table:table-cell>
          <table:table-cell table:style-name="ce13" office:value-type="float" office:value="7104620" calcext:value-type="float">
            <text:p>7,104,620.00</text:p>
          </table:table-cell>
          <table:table-cell table:style-name="ce13" office:value-type="float" office:value="19071962" calcext:value-type="float">
            <text:p>19,071,962.00</text:p>
          </table:table-cell>
          <table:table-cell table:style-name="ce13" office:value-type="float" office:value="14372231" calcext:value-type="float">
            <text:p>14,372,231.00</text:p>
          </table:table-cell>
          <table:table-cell table:style-name="ce13" table:formula="of:=[.$E$17]+SUMPRODUCT([.$F$17:.$I$17];[.F31:.I31])" office:value-type="float" office:value="15996484.7582896" calcext:value-type="float">
            <text:p>15,996,484.76</text:p>
          </table:table-cell>
          <table:table-cell table:style-name="ce13" table:formula="of:=[.J31]-[.K31]" office:value-type="float" office:value="-1624253.75828958" calcext:value-type="float">
            <text:p>-1,624,253.76</text:p>
          </table:table-cell>
          <table:table-cell table:style-name="ce13" table:formula="of:=POWER([.L31];2)" office:value-type="float" office:value="2638200271317.81" calcext:value-type="float">
            <text:p>2,638,200,271,317.81</text:p>
          </table:table-cell>
          <table:table-cell table:style-name="ce13" table:formula="of:=ABS([.L31])" office:value-type="float" office:value="1624253.75828958" calcext:value-type="float">
            <text:p>1,624,253.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464826243" calcext:value-type="float">
            <text:p>464,826,243</text:p>
          </table:table-cell>
          <table:table-cell office:value-type="float" office:value="191639655121.33" calcext:value-type="float">
            <text:p>191,639,655,121.33</text:p>
          </table:table-cell>
          <table:table-cell table:style-name="ce13" office:value-type="float" office:value="7136722" calcext:value-type="float">
            <text:p>7,136,722.00</text:p>
          </table:table-cell>
          <table:table-cell table:style-name="ce13" office:value-type="float" office:value="14044383" calcext:value-type="float">
            <text:p>14,044,383.00</text:p>
          </table:table-cell>
          <table:table-cell table:style-name="ce13" office:value-type="float" office:value="14231412" calcext:value-type="float">
            <text:p>14,231,412.00</text:p>
          </table:table-cell>
          <table:table-cell table:style-name="ce13" table:formula="of:=[.$E$17]+SUMPRODUCT([.$F$17:.$I$17];[.F32:.I32])" office:value-type="float" office:value="13009436.0980552" calcext:value-type="float">
            <text:p>13,009,436.10</text:p>
          </table:table-cell>
          <table:table-cell table:style-name="ce13" table:formula="of:=[.J32]-[.K32]" office:value-type="float" office:value="1221975.90194476" calcext:value-type="float">
            <text:p>1,221,975.90</text:p>
          </table:table-cell>
          <table:table-cell table:style-name="ce13" table:formula="of:=POWER([.L32];2)" office:value-type="float" office:value="1493225104933.7" calcext:value-type="float">
            <text:p>1,493,225,104,933.70</text:p>
          </table:table-cell>
          <table:table-cell table:style-name="ce13" table:formula="of:=ABS([.L32])" office:value-type="float" office:value="1221975.90194476" calcext:value-type="float">
            <text:p>1,221,975.90</text:p>
          </table:table-cell>
          <table:table-cell table:number-columns-repeated="2"/>
        </table:table-row>
      </table:table>
      <table:table table:name="model 3" table:style-name="ta1">
        <table:shapes>
          <draw:frame draw:z-index="0" draw:style-name="gr1" draw:text-style-name="P1" svg:width="435.86pt" svg:height="188.5pt" svg:x="909.27pt" svg:y="0pt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10" table:default-cell-style-name="Default"/>
        <table:table-column table:style-name="co32" table:default-cell-style-name="Default"/>
        <table:table-column table:style-name="co14" table:number-columns-repeated="7" table:default-cell-style-name="Default"/>
        <table:table-column table:style-name="co27" table:default-cell-style-name="Default"/>
        <table:table-column table:style-name="co14" table:number-columns-repeated="99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/>
          <table:table-cell table:style-name="ce19"/>
          <table:table-cell table:style-name="ce21"/>
          <table:table-cell table:number-columns-repeated="1021"/>
        </table:table-row>
        <table:table-row table:style-name="ro1" table:number-rows-repeated="10">
          <table:table-cell/>
          <table:table-cell table:style-name="ce19"/>
          <table:table-cell table:style-name="ce22"/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5"/>
          <table:table-cell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4" table:number-columns-repeated="2"/>
          <table:table-cell/>
          <table:table-cell table:style-name="ce2"/>
          <table:table-cell table:style-name="ce16"/>
          <table:table-cell table:number-columns-repeated="1016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Tráfico entrante (min)</text:p>
          </table:table-cell>
          <table:table-cell table:style-name="ce1" office:value-type="string" calcext:value-type="string">
            <text:p>Tráfico saliente (min)</text:p>
          </table:table-cell>
          <table:table-cell table:style-name="ce2" office:value-type="string" calcext:value-type="string">
            <text:p>Número Teléfonos</text:p>
          </table:table-cell>
          <table:table-cell table:style-name="ce2" office:value-type="string" calcext:value-type="string">
            <text:p>Localidades Beneficiadas</text:p>
          </table:table-cell>
          <table:table-cell table:style-name="ce2" office:value-type="string" calcext:value-type="string">
            <text:p>Lineas Móviles</text:p>
          </table:table-cell>
          <table:table-cell table:style-name="ce2" office:value-type="string" calcext:value-type="string">
            <text:p>Tráfico móvil entrante</text:p>
          </table:table-cell>
          <table:table-cell table:style-name="ce2" office:value-type="string" calcext:value-type="string">
            <text:p>Tráfico móvil saliente</text:p>
          </table:table-cell>
          <table:table-cell table:style-name="ce2" office:value-type="string" calcext:value-type="string">
            <text:p>MMS originados</text:p>
          </table:table-cell>
          <table:table-cell table:style-name="ce2" office:value-type="string" calcext:value-type="string">
            <text:p>SMS originados</text:p>
          </table:table-cell>
          <table:table-cell table:style-name="ce2" office:value-type="string" calcext:value-type="string">
            <text:p>Población Rural</text:p>
          </table:table-cell>
          <table:table-cell table:style-name="ce2" office:value-type="string" calcext:value-type="string">
            <text:p>Producto Bruto Interno</text:p>
          </table:table-cell>
          <table:table-cell table:style-name="ce2" office:value-type="string" calcext:value-type="string">
            <text:p>PBI Per Capita Soles</text:p>
          </table:table-cell>
          <table:table-cell/>
          <table:table-cell office:value-type="string" calcext:value-type="string">
            <text:p>Model1</text:p>
          </table:table-cell>
          <table:table-cell table:number-columns-repeated="1009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5" office:value-type="float" office:value="140968904" calcext:value-type="float">
            <text:p>140,968,904</text:p>
          </table:table-cell>
          <table:table-cell table:style-name="ce15" office:value-type="float" office:value="182470409" calcext:value-type="float">
            <text:p>182,470,409</text:p>
          </table:table-cell>
          <table:table-cell table:style-name="ce15" office:value-type="float" office:value="14221" calcext:value-type="float">
            <text:p>14,221</text:p>
          </table:table-cell>
          <table:table-cell table:style-name="ce15" office:value-type="float" office:value="9191" calcext:value-type="float">
            <text:p>9,191</text:p>
          </table:table-cell>
          <table:table-cell table:style-name="ce15" office:value-type="float" office:value="55606894" calcext:value-type="float">
            <text:p>55,606,894</text:p>
          </table:table-cell>
          <table:table-cell table:style-name="ce15" office:value-type="float" office:value="1211904425" calcext:value-type="float">
            <text:p>1,211,904,425</text:p>
          </table:table-cell>
          <table:table-cell table:style-name="ce15" office:value-type="float" office:value="4300811363" calcext:value-type="float">
            <text:p>4,300,811,363</text:p>
          </table:table-cell>
          <table:table-cell table:style-name="ce15" office:value-type="float" office:value="9549167" calcext:value-type="float">
            <text:p>9,549,167</text:p>
          </table:table-cell>
          <table:table-cell table:style-name="ce15" office:value-type="float" office:value="797061621" calcext:value-type="float">
            <text:p>797,061,621</text:p>
          </table:table-cell>
          <table:table-cell table:style-name="ce15" office:value-type="float" office:value="6869817" calcext:value-type="float">
            <text:p>6,869,817</text:p>
          </table:table-cell>
          <table:table-cell table:style-name="ce15" office:value-type="float" office:value="88643193061.748" calcext:value-type="float">
            <text:p>88,643,193,062</text:p>
          </table:table-cell>
          <table:table-cell table:style-name="ce15" office:value-type="float" office:value="10385.3875342291" calcext:value-type="float">
            <text:p>10,385</text:p>
          </table:table-cell>
          <table:table-cell/>
          <table:table-cell table:style-name="ce5" table:formula="of:=[.$O$38]+SUMPRODUCT([.$D$1:.$D$1];[.L22:.L22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5" office:value-type="float" office:value="127374052" calcext:value-type="float">
            <text:p>127,374,052</text:p>
          </table:table-cell>
          <table:table-cell table:style-name="ce15" office:value-type="float" office:value="181013062" calcext:value-type="float">
            <text:p>181,013,062</text:p>
          </table:table-cell>
          <table:table-cell table:style-name="ce15" office:value-type="float" office:value="14780" calcext:value-type="float">
            <text:p>14,780</text:p>
          </table:table-cell>
          <table:table-cell table:style-name="ce15" office:value-type="float" office:value="9198" calcext:value-type="float">
            <text:p>9,198</text:p>
          </table:table-cell>
          <table:table-cell table:style-name="ce15" office:value-type="float" office:value="89562518" calcext:value-type="float">
            <text:p>89,562,518</text:p>
          </table:table-cell>
          <table:table-cell table:style-name="ce15" office:value-type="float" office:value="1376440097" calcext:value-type="float">
            <text:p>1,376,440,097</text:p>
          </table:table-cell>
          <table:table-cell table:style-name="ce15" office:value-type="float" office:value="8250368519" calcext:value-type="float">
            <text:p>8,250,368,519</text:p>
          </table:table-cell>
          <table:table-cell table:style-name="ce15" office:value-type="float" office:value="12831376" calcext:value-type="float">
            <text:p>12,831,376</text:p>
          </table:table-cell>
          <table:table-cell table:style-name="ce15" office:value-type="float" office:value="3209720669" calcext:value-type="float">
            <text:p>3,209,720,669</text:p>
          </table:table-cell>
          <table:table-cell table:style-name="ce15" office:value-type="float" office:value="6845990" calcext:value-type="float">
            <text:p>6,845,990</text:p>
          </table:table-cell>
          <table:table-cell table:style-name="ce15" office:value-type="float" office:value="102170981144.136" calcext:value-type="float">
            <text:p>102,170,981,144</text:p>
          </table:table-cell>
          <table:table-cell table:style-name="ce15" office:value-type="float" office:value="11299.4775617929" calcext:value-type="float">
            <text:p>11,299</text:p>
          </table:table-cell>
          <table:table-cell/>
          <table:table-cell table:style-name="ce5" table:formula="of:=[.$O$38]+SUMPRODUCT([.$D$1:.$D$1];[.L23:.L23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5" office:value-type="float" office:value="96895035" calcext:value-type="float">
            <text:p>96,895,035</text:p>
          </table:table-cell>
          <table:table-cell table:style-name="ce15" office:value-type="float" office:value="139257563" calcext:value-type="float">
            <text:p>139,257,563</text:p>
          </table:table-cell>
          <table:table-cell table:style-name="ce15" office:value-type="float" office:value="17868" calcext:value-type="float">
            <text:p>17,868</text:p>
          </table:table-cell>
          <table:table-cell table:style-name="ce15" office:value-type="float" office:value="9521" calcext:value-type="float">
            <text:p>9,521</text:p>
          </table:table-cell>
          <table:table-cell table:style-name="ce15" office:value-type="float" office:value="116677743" calcext:value-type="float">
            <text:p>116,677,743</text:p>
          </table:table-cell>
          <table:table-cell table:style-name="ce15" office:value-type="float" office:value="1736104032" calcext:value-type="float">
            <text:p>1,736,104,032</text:p>
          </table:table-cell>
          <table:table-cell table:style-name="ce15" office:value-type="float" office:value="12515102774" calcext:value-type="float">
            <text:p>12,515,102,774</text:p>
          </table:table-cell>
          <table:table-cell table:style-name="ce15" office:value-type="float" office:value="18530696" calcext:value-type="float">
            <text:p>18,530,696</text:p>
          </table:table-cell>
          <table:table-cell table:style-name="ce15" office:value-type="float" office:value="3878812329" calcext:value-type="float">
            <text:p>3,878,812,329</text:p>
          </table:table-cell>
          <table:table-cell table:style-name="ce15" office:value-type="float" office:value="6859181" calcext:value-type="float">
            <text:p>6,859,181</text:p>
          </table:table-cell>
          <table:table-cell table:style-name="ce15" office:value-type="float" office:value="120550599815.441" calcext:value-type="float">
            <text:p>120,550,599,815</text:p>
          </table:table-cell>
          <table:table-cell table:style-name="ce15" office:value-type="float" office:value="12314.756172583" calcext:value-type="float">
            <text:p>12,315</text:p>
          </table:table-cell>
          <table:table-cell/>
          <table:table-cell table:style-name="ce5" table:formula="of:=[.$O$38]+SUMPRODUCT([.$D$1:.$D$1];[.L24:.L24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5" office:value-type="float" office:value="74342629" calcext:value-type="float">
            <text:p>74,342,629</text:p>
          </table:table-cell>
          <table:table-cell table:style-name="ce15" office:value-type="float" office:value="105819960" calcext:value-type="float">
            <text:p>105,819,960</text:p>
          </table:table-cell>
          <table:table-cell table:style-name="ce15" office:value-type="float" office:value="16419" calcext:value-type="float">
            <text:p>16,419</text:p>
          </table:table-cell>
          <table:table-cell table:style-name="ce15" office:value-type="float" office:value="9494" calcext:value-type="float">
            <text:p>9,494</text:p>
          </table:table-cell>
          <table:table-cell table:style-name="ce15" office:value-type="float" office:value="132173951" calcext:value-type="float">
            <text:p>132,173,951</text:p>
          </table:table-cell>
          <table:table-cell table:style-name="ce15" office:value-type="float" office:value="2141368661" calcext:value-type="float">
            <text:p>2,141,368,661</text:p>
          </table:table-cell>
          <table:table-cell table:style-name="ce15" office:value-type="float" office:value="17377847673" calcext:value-type="float">
            <text:p>17,377,847,673</text:p>
          </table:table-cell>
          <table:table-cell table:style-name="ce15" office:value-type="float" office:value="16819258" calcext:value-type="float">
            <text:p>16,819,258</text:p>
          </table:table-cell>
          <table:table-cell table:style-name="ce15" office:value-type="float" office:value="3661910890" calcext:value-type="float">
            <text:p>3,661,910,890</text:p>
          </table:table-cell>
          <table:table-cell table:style-name="ce15" office:value-type="float" office:value="6890468" calcext:value-type="float">
            <text:p>6,890,468</text:p>
          </table:table-cell>
          <table:table-cell table:style-name="ce15" office:value-type="float" office:value="120822986521.479" calcext:value-type="float">
            <text:p>120,822,986,521</text:p>
          </table:table-cell>
          <table:table-cell table:style-name="ce15" office:value-type="float" office:value="12549.1064998795" calcext:value-type="float">
            <text:p>12,549</text:p>
          </table:table-cell>
          <table:table-cell/>
          <table:table-cell table:style-name="ce5" table:formula="of:=[.$O$38]+SUMPRODUCT([.$D$1:.$D$1];[.L25:.L25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5" office:value-type="float" office:value="56613331" calcext:value-type="float">
            <text:p>56,613,331</text:p>
          </table:table-cell>
          <table:table-cell table:style-name="ce15" office:value-type="float" office:value="89226667" calcext:value-type="float">
            <text:p>89,226,667</text:p>
          </table:table-cell>
          <table:table-cell table:style-name="ce15" office:value-type="float" office:value="21340" calcext:value-type="float">
            <text:p>21,340</text:p>
          </table:table-cell>
          <table:table-cell table:style-name="ce15" office:value-type="float" office:value="12635" calcext:value-type="float">
            <text:p>12,635</text:p>
          </table:table-cell>
          <table:table-cell table:style-name="ce15" office:value-type="float" office:value="150419094" calcext:value-type="float">
            <text:p>150,419,094</text:p>
          </table:table-cell>
          <table:table-cell table:style-name="ce15" office:value-type="float" office:value="2694342886" calcext:value-type="float">
            <text:p>2,694,342,886</text:p>
          </table:table-cell>
          <table:table-cell table:style-name="ce15" office:value-type="float" office:value="19648912176" calcext:value-type="float">
            <text:p>19,648,912,176</text:p>
          </table:table-cell>
          <table:table-cell table:style-name="ce15" office:value-type="float" office:value="18916421" calcext:value-type="float">
            <text:p>18,916,421</text:p>
          </table:table-cell>
          <table:table-cell table:style-name="ce15" office:value-type="float" office:value="4358109394" calcext:value-type="float">
            <text:p>4,358,109,394</text:p>
          </table:table-cell>
          <table:table-cell table:style-name="ce15" office:value-type="float" office:value="6923368" calcext:value-type="float">
            <text:p>6,923,368</text:p>
          </table:table-cell>
          <table:table-cell table:style-name="ce15" office:value-type="float" office:value="147528937028.778" calcext:value-type="float">
            <text:p>147,528,937,029</text:p>
          </table:table-cell>
          <table:table-cell table:style-name="ce15" office:value-type="float" office:value="14189.0455137915" calcext:value-type="float">
            <text:p>14,189</text:p>
          </table:table-cell>
          <table:table-cell/>
          <table:table-cell table:style-name="ce5" table:formula="of:=[.$O$38]+SUMPRODUCT([.$D$1:.$D$1];[.L26:.L26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float" office:value="34965133" calcext:value-type="float">
            <text:p>34,965,133</text:p>
          </table:table-cell>
          <table:table-cell table:style-name="ce15" office:value-type="float" office:value="60372566" calcext:value-type="float">
            <text:p>60,372,566</text:p>
          </table:table-cell>
          <table:table-cell table:style-name="ce15" office:value-type="float" office:value="21782" calcext:value-type="float">
            <text:p>21,782</text:p>
          </table:table-cell>
          <table:table-cell table:style-name="ce15" office:value-type="float" office:value="12671" calcext:value-type="float">
            <text:p>12,671</text:p>
          </table:table-cell>
          <table:table-cell table:style-name="ce15" office:value-type="float" office:value="166611829" calcext:value-type="float">
            <text:p>166,611,829</text:p>
          </table:table-cell>
          <table:table-cell table:style-name="ce15" office:value-type="float" office:value="3803911316" calcext:value-type="float">
            <text:p>3,803,911,316</text:p>
          </table:table-cell>
          <table:table-cell table:style-name="ce15" office:value-type="float" office:value="26756356826" calcext:value-type="float">
            <text:p>26,756,356,826</text:p>
          </table:table-cell>
          <table:table-cell table:style-name="ce15" office:value-type="float" office:value="20024700" calcext:value-type="float">
            <text:p>20,024,700</text:p>
          </table:table-cell>
          <table:table-cell table:style-name="ce15" office:value-type="float" office:value="5428075569" calcext:value-type="float">
            <text:p>5,428,075,569</text:p>
          </table:table-cell>
          <table:table-cell table:style-name="ce15" office:value-type="float" office:value="6958778" calcext:value-type="float">
            <text:p>6,958,778</text:p>
          </table:table-cell>
          <table:table-cell table:style-name="ce15" office:value-type="float" office:value="171761737046.585" calcext:value-type="float">
            <text:p>171,761,737,047</text:p>
          </table:table-cell>
          <table:table-cell table:style-name="ce15" office:value-type="float" office:value="15895.469585019" calcext:value-type="float">
            <text:p>15,895</text:p>
          </table:table-cell>
          <table:table-cell/>
          <table:table-cell table:style-name="ce5" table:formula="of:=[.$O$38]+SUMPRODUCT([.$D$1:.$D$1];[.L27:.L27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5" office:value-type="float" office:value="28968553" calcext:value-type="float">
            <text:p>28,968,553</text:p>
          </table:table-cell>
          <table:table-cell table:style-name="ce15" office:value-type="float" office:value="51726115" calcext:value-type="float">
            <text:p>51,726,115</text:p>
          </table:table-cell>
          <table:table-cell table:style-name="ce15" office:value-type="float" office:value="20999" calcext:value-type="float">
            <text:p>20,999</text:p>
          </table:table-cell>
          <table:table-cell table:style-name="ce15" office:value-type="float" office:value="13250" calcext:value-type="float">
            <text:p>13,250</text:p>
          </table:table-cell>
          <table:table-cell table:style-name="ce15" office:value-type="float" office:value="117377681" calcext:value-type="float">
            <text:p>117,377,681</text:p>
          </table:table-cell>
          <table:table-cell table:style-name="ce15" office:value-type="float" office:value="4212811737" calcext:value-type="float">
            <text:p>4,212,811,737</text:p>
          </table:table-cell>
          <table:table-cell table:style-name="ce15" office:value-type="float" office:value="32613594433" calcext:value-type="float">
            <text:p>32,613,594,433</text:p>
          </table:table-cell>
          <table:table-cell table:style-name="ce15" office:value-type="float" office:value="19597174" calcext:value-type="float">
            <text:p>19,597,174</text:p>
          </table:table-cell>
          <table:table-cell table:style-name="ce15" office:value-type="float" office:value="7860995193" calcext:value-type="float">
            <text:p>7,860,995,193</text:p>
          </table:table-cell>
          <table:table-cell table:style-name="ce15" office:value-type="float" office:value="6995674" calcext:value-type="float">
            <text:p>6,995,674</text:p>
          </table:table-cell>
          <table:table-cell table:style-name="ce15" office:value-type="float" office:value="192648999090.082" calcext:value-type="float">
            <text:p>192,648,999,090</text:p>
          </table:table-cell>
          <table:table-cell table:style-name="ce15" office:value-type="float" office:value="16848.4224558627" calcext:value-type="float">
            <text:p>16,848</text:p>
          </table:table-cell>
          <table:table-cell/>
          <table:table-cell table:style-name="ce5" table:formula="of:=[.$O$38]+SUMPRODUCT([.$D$1:.$D$1];[.L28:.L28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5" office:value-type="float" office:value="23633324" calcext:value-type="float">
            <text:p>23,633,324</text:p>
          </table:table-cell>
          <table:table-cell table:style-name="ce15" office:value-type="float" office:value="39323688" calcext:value-type="float">
            <text:p>39,323,688</text:p>
          </table:table-cell>
          <table:table-cell table:style-name="ce15" office:value-type="float" office:value="20803" calcext:value-type="float">
            <text:p>20,803</text:p>
          </table:table-cell>
          <table:table-cell table:style-name="ce15" office:value-type="float" office:value="15067" calcext:value-type="float">
            <text:p>15,067</text:p>
          </table:table-cell>
          <table:table-cell table:style-name="ce15" office:value-type="float" office:value="121211973" calcext:value-type="float">
            <text:p>121,211,973</text:p>
          </table:table-cell>
          <table:table-cell table:style-name="ce15" office:value-type="float" office:value="4914607463" calcext:value-type="float">
            <text:p>4,914,607,463</text:p>
          </table:table-cell>
          <table:table-cell table:style-name="ce15" office:value-type="float" office:value="38404117745" calcext:value-type="float">
            <text:p>38,404,117,745</text:p>
          </table:table-cell>
          <table:table-cell table:style-name="ce15" office:value-type="float" office:value="17365718" calcext:value-type="float">
            <text:p>17,365,718</text:p>
          </table:table-cell>
          <table:table-cell table:style-name="ce15" office:value-type="float" office:value="10330077232" calcext:value-type="float">
            <text:p>10,330,077,232</text:p>
          </table:table-cell>
          <table:table-cell table:style-name="ce15" office:value-type="float" office:value="7033477" calcext:value-type="float">
            <text:p>7,033,477</text:p>
          </table:table-cell>
          <table:table-cell table:style-name="ce15" office:value-type="float" office:value="201217661645.509" calcext:value-type="float">
            <text:p>201,217,661,646</text:p>
          </table:table-cell>
          <table:table-cell table:style-name="ce15" office:value-type="float" office:value="17786.9217917225" calcext:value-type="float">
            <text:p>17,787</text:p>
          </table:table-cell>
          <table:table-cell/>
          <table:table-cell table:style-name="ce5" table:formula="of:=[.$O$38]+SUMPRODUCT([.$D$1:.$D$1];[.L29:.L29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5" office:value-type="float" office:value="17331402" calcext:value-type="float">
            <text:p>17,331,402</text:p>
          </table:table-cell>
          <table:table-cell table:style-name="ce15" office:value-type="float" office:value="28449234" calcext:value-type="float">
            <text:p>28,449,234</text:p>
          </table:table-cell>
          <table:table-cell table:style-name="ce15" office:value-type="float" office:value="20058" calcext:value-type="float">
            <text:p>20,058</text:p>
          </table:table-cell>
          <table:table-cell table:style-name="ce15" office:value-type="float" office:value="16019" calcext:value-type="float">
            <text:p>16,019</text:p>
          </table:table-cell>
          <table:table-cell table:style-name="ce15" office:value-type="float" office:value="230522077" calcext:value-type="float">
            <text:p>230,522,077</text:p>
          </table:table-cell>
          <table:table-cell table:style-name="ce15" office:value-type="float" office:value="5694128857" calcext:value-type="float">
            <text:p>5,694,128,857</text:p>
          </table:table-cell>
          <table:table-cell table:style-name="ce15" office:value-type="float" office:value="43263274050" calcext:value-type="float">
            <text:p>43,263,274,050</text:p>
          </table:table-cell>
          <table:table-cell table:style-name="ce15" office:value-type="float" office:value="18271439" calcext:value-type="float">
            <text:p>18,271,439</text:p>
          </table:table-cell>
          <table:table-cell table:style-name="ce15" office:value-type="float" office:value="11494167142" calcext:value-type="float">
            <text:p>11,494,167,142</text:p>
          </table:table-cell>
          <table:table-cell table:style-name="ce15" office:value-type="float" office:value="7070288" calcext:value-type="float">
            <text:p>7,070,288</text:p>
          </table:table-cell>
          <table:table-cell table:style-name="ce15" office:value-type="float" office:value="201080662205.002" calcext:value-type="float">
            <text:p>201,080,662,205</text:p>
          </table:table-cell>
          <table:table-cell table:style-name="ce15" office:value-type="float" office:value="18430.9390581336" calcext:value-type="float">
            <text:p>18,431</text:p>
          </table:table-cell>
          <table:table-cell/>
          <table:table-cell table:style-name="ce5" table:formula="of:=[.$O$38]+SUMPRODUCT([.$D$1:.$D$1];[.L30:.L30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5" office:value-type="float" office:value="14372231" calcext:value-type="float">
            <text:p>14,372,231</text:p>
          </table:table-cell>
          <table:table-cell table:style-name="ce15" office:value-type="float" office:value="19071962" calcext:value-type="float">
            <text:p>19,071,962</text:p>
          </table:table-cell>
          <table:table-cell table:style-name="ce15" office:value-type="float" office:value="20044" calcext:value-type="float">
            <text:p>20,044</text:p>
          </table:table-cell>
          <table:table-cell table:style-name="ce15" office:value-type="float" office:value="17417" calcext:value-type="float">
            <text:p>17,417</text:p>
          </table:table-cell>
          <table:table-cell table:style-name="ce15" office:value-type="float" office:value="344571836" calcext:value-type="float">
            <text:p>344,571,836</text:p>
          </table:table-cell>
          <table:table-cell table:style-name="ce15" office:value-type="float" office:value="8586273194" calcext:value-type="float">
            <text:p>8,586,273,194</text:p>
          </table:table-cell>
          <table:table-cell table:style-name="ce15" office:value-type="float" office:value="47994342480" calcext:value-type="float">
            <text:p>47,994,342,480</text:p>
          </table:table-cell>
          <table:table-cell table:style-name="ce15" office:value-type="float" office:value="11605091" calcext:value-type="float">
            <text:p>11,605,091</text:p>
          </table:table-cell>
          <table:table-cell table:style-name="ce15" office:value-type="float" office:value="12675369815" calcext:value-type="float">
            <text:p>12,675,369,815</text:p>
          </table:table-cell>
          <table:table-cell table:style-name="ce15" office:value-type="float" office:value="7104620" calcext:value-type="float">
            <text:p>7,104,620</text:p>
          </table:table-cell>
          <table:table-cell table:style-name="ce15" office:value-type="float" office:value="189926516769.25" calcext:value-type="float">
            <text:p>189,926,516,769</text:p>
          </table:table-cell>
          <table:table-cell table:style-name="ce15" office:value-type="float" office:value="19275.5311741007" calcext:value-type="float">
            <text:p>19,276</text:p>
          </table:table-cell>
          <table:table-cell/>
          <table:table-cell table:style-name="ce5" table:formula="of:=[.$O$38]+SUMPRODUCT([.$D$1:.$D$1];[.L31:.L31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5" office:value-type="float" office:value="14231412" calcext:value-type="float">
            <text:p>14,231,412</text:p>
          </table:table-cell>
          <table:table-cell table:style-name="ce15" office:value-type="float" office:value="14044383" calcext:value-type="float">
            <text:p>14,044,383</text:p>
          </table:table-cell>
          <table:table-cell table:style-name="ce15" office:value-type="float" office:value="18471" calcext:value-type="float">
            <text:p>18,471</text:p>
          </table:table-cell>
          <table:table-cell table:style-name="ce15" office:value-type="float" office:value="15989" calcext:value-type="float">
            <text:p>15,989</text:p>
          </table:table-cell>
          <table:table-cell table:style-name="ce15" office:value-type="float" office:value="464826243" calcext:value-type="float">
            <text:p>464,826,243</text:p>
          </table:table-cell>
          <table:table-cell table:style-name="ce15" office:value-type="float" office:value="16165825038" calcext:value-type="float">
            <text:p>16,165,825,038</text:p>
          </table:table-cell>
          <table:table-cell table:style-name="ce15" office:value-type="float" office:value="55746187929" calcext:value-type="float">
            <text:p>55,746,187,929</text:p>
          </table:table-cell>
          <table:table-cell table:style-name="ce15" office:value-type="float" office:value="7506784" calcext:value-type="float">
            <text:p>7,506,784</text:p>
          </table:table-cell>
          <table:table-cell table:style-name="ce15" office:value-type="float" office:value="15221087095" calcext:value-type="float">
            <text:p>15,221,087,095</text:p>
          </table:table-cell>
          <table:table-cell table:style-name="ce15" office:value-type="float" office:value="7136722" calcext:value-type="float">
            <text:p>7,136,722</text:p>
          </table:table-cell>
          <table:table-cell table:style-name="ce15" office:value-type="float" office:value="191639655121.33" calcext:value-type="float">
            <text:p>191,639,655,121</text:p>
          </table:table-cell>
          <table:table-cell table:style-name="ce15" office:value-type="float" office:value="20356.4636932918" calcext:value-type="float">
            <text:p>20,356</text:p>
          </table:table-cell>
          <table:table-cell/>
          <table:table-cell table:style-name="ce5" table:formula="of:=[.$O$38]+SUMPRODUCT([.$D$1:.$D$1];[.L32:.L32])" office:value-type="float" office:value="223310000" calcext:value-type="float">
            <text:p>223310000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model</text:p>
          </table:table-cell>
          <table:table-cell office:value-type="string" calcext:value-type="string">
            <text:p>R-squared:</text:p>
          </table:table-cell>
          <table:table-cell office:value-type="string" calcext:value-type="string">
            <text:p>model eq.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table:number-columns-repeated="1006"/>
        </table:table-row>
        <table:table-row table:style-name="ro1">
          <table:table-cell table:number-columns-repeated="11"/>
          <table:table-cell office:value-type="string" calcext:value-type="string">
            <text:p>model11</text:p>
          </table:table-cell>
          <table:table-cell table:style-name="ce5" office:value-type="float" office:value="0.94" calcext:value-type="float">
            <text:p>0.94</text:p>
          </table:table-cell>
          <table:table-cell table:formula="of:=[.B69]" office:value-type="string" office:string-value="    y ~ 1 + x10" calcext:value-type="string">
            <text:p><text:s text:c="4"/>y ~ 1 + x10</text:p>
          </table:table-cell>
          <table:table-cell table:style-name="ce23" office:value-type="float" office:value="223310000" calcext:value-type="float">
            <text:p>223.31E+06</text:p>
          </table:table-cell>
          <table:table-cell table:style-name="ce5" office:value-type="float" office:value="-0.0010572" calcext:value-type="float">
            <text:p>-0.001057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model12</text:p>
          </table:table-cell>
          <table:table-cell table:style-name="ce5" office:value-type="float" office:value="0.994" calcext:value-type="float">
            <text:p>0.994</text:p>
          </table:table-cell>
          <table:table-cell table:formula="of:=[.B87]" office:value-type="string" office:string-value="    y ~ 1 + x1 + x4 + x8" calcext:value-type="string">
            <text:p><text:s text:c="4"/>y ~ 1 + x1 + x4 + x8</text:p>
          </table:table-cell>
          <table:table-cell table:style-name="ce3" office:value-type="float" office:value="71755000000" calcext:value-type="float">
            <text:p>7.18E+10</text:p>
          </table:table-cell>
          <table:table-cell table:style-name="ce24" office:value-type="float" office:value="-35687000" calcext:value-type="float">
            <text:p>-3.57E+07</text:p>
          </table:table-cell>
          <table:table-cell office:value-type="float" office:value="0.078188" calcext:value-type="float">
            <text:p>0.078188</text:p>
          </table:table-cell>
          <table:table-cell office:value-type="float" office:value="0.011162" calcext:value-type="float">
            <text:p>0.011162</text:p>
          </table:table-cell>
          <table:table-cell table:number-columns-repeated="1006"/>
        </table:table-row>
        <table:table-row table:style-name="ro1">
          <table:table-cell table:number-columns-repeated="11"/>
          <table:table-cell office:value-type="string" calcext:value-type="string">
            <text:p>model21</text:p>
          </table:table-cell>
          <table:table-cell table:style-name="ce5" office:value-type="float" office:value="0.94" calcext:value-type="float">
            <text:p>0.94</text:p>
          </table:table-cell>
          <table:table-cell table:formula="of:=[.G69]" office:value-type="string" office:string-value="    y ~ 1 + x9" calcext:value-type="string">
            <text:p><text:s text:c="4"/>y ~ 1 + x9</text:p>
          </table:table-cell>
          <table:table-cell table:style-name="ce24" office:value-type="float" office:value="223310000" calcext:value-type="float">
            <text:p>2.23E+08</text:p>
          </table:table-cell>
          <table:table-cell office:value-type="float" office:value="-0.0010572" calcext:value-type="float">
            <text:p>-0.001057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model22</text:p>
          </table:table-cell>
          <table:table-cell table:style-name="ce5" office:value-type="float" office:value="0.969" calcext:value-type="float">
            <text:p>0.969</text:p>
          </table:table-cell>
          <table:table-cell table:formula="of:=[.G87]" office:value-type="string" office:string-value="    y ~ 1 + x6 + x10" calcext:value-type="string">
            <text:p><text:s text:c="4"/>y ~ 1 + x6 + x10</text:p>
          </table:table-cell>
          <table:table-cell table:style-name="ce24" office:value-type="float" office:value="393660000" calcext:value-type="float">
            <text:p>3.94E+08</text:p>
          </table:table-cell>
          <table:table-cell office:value-type="float" office:value="-2.4621" calcext:value-type="float">
            <text:p>-2.4621</text:p>
          </table:table-cell>
          <table:table-cell office:value-type="float" office:value="-17708" calcext:value-type="float">
            <text:p>-17708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model31</text:p>
          </table:table-cell>
          <table:table-cell office:value-type="float" office:value="0.974" calcext:value-type="float">
            <text:p>0.974</text:p>
          </table:table-cell>
          <table:table-cell table:formula="of:=[.L87]" office:value-type="string" office:string-value="    y ~ 1 + x6 + x9" calcext:value-type="string">
            <text:p><text:s text:c="4"/>y ~ 1 + x6 + x9</text:p>
          </table:table-cell>
          <table:table-cell table:style-name="ce3" office:value-type="float" office:value="303210000" calcext:value-type="float">
            <text:p>3.03E+08</text:p>
          </table:table-cell>
          <table:table-cell office:value-type="float" office:value="-2.8895" calcext:value-type="float">
            <text:p>-2.8895</text:p>
          </table:table-cell>
          <table:table-cell office:value-type="float" office:value="-13060" calcext:value-type="float">
            <text:p>-13060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model32</text:p>
          </table:table-cell>
          <table:table-cell office:value-type="float" office:value="0.969" calcext:value-type="float">
            <text:p>0.969</text:p>
          </table:table-cell>
          <table:table-cell table:formula="of:=[.L87]" office:value-type="string" office:string-value="    y ~ 1 + x6 + x9" calcext:value-type="string">
            <text:p><text:s text:c="4"/>y ~ 1 + x6 + x9</text:p>
          </table:table-cell>
          <table:table-cell table:style-name="ce3" office:value-type="float" office:value="393660000" calcext:value-type="float">
            <text:p>3.94E+08</text:p>
          </table:table-cell>
          <table:table-cell office:value-type="float" office:value="-2.4621" calcext:value-type="float">
            <text:p>-2.4621</text:p>
          </table:table-cell>
          <table:table-cell office:value-type="float" office:value="-17708" calcext:value-type="float">
            <text:p>-17708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model41</text:p>
          </table:table-cell>
          <table:table-cell office:value-type="float" office:value="0.974" calcext:value-type="float">
            <text:p>0.974</text:p>
          </table:table-cell>
          <table:table-cell table:formula="of:=[.R87]" office:value-type="string" office:string-value="    y ~ 1 + x6 + x8" calcext:value-type="string">
            <text:p><text:s text:c="4"/>y ~ 1 + x6 + x8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le42</text:p>
          </table:table-cell>
          <table:table-cell office:value-type="float" office:value="0.969" calcext:value-type="float">
            <text:p>0.969</text:p>
          </table:table-cell>
          <table:table-cell table:formula="of:=[.R87]" office:value-type="string" office:string-value="    y ~ 1 + x6 + x8" calcext:value-type="string">
            <text:p><text:s text:c="4"/>y ~ 1 + x6 + x8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51</text:p>
          </table:table-cell>
          <table:table-cell office:value-type="float" office:value="0.984" calcext:value-type="float">
            <text:p>0.984</text:p>
          </table:table-cell>
          <table:table-cell table:formula="of:=[.Z69]" office:value-type="string" office:string-value="    y ~ 1 + x1 + x5 + x7" calcext:value-type="string">
            <text:p><text:s text:c="4"/>y ~ 1 + x1 + x5 + x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52</text:p>
          </table:table-cell>
          <table:table-cell office:value-type="float" office:value="0.958" calcext:value-type="float">
            <text:p>0.958</text:p>
          </table:table-cell>
          <table:table-cell table:formula="of:=[.Z87]" office:value-type="string" office:string-value="    y ~ 1 + x6 + x7" calcext:value-type="string">
            <text:p><text:s text:c="4"/>y ~ 1 + x6 + x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61</text:p>
          </table:table-cell>
          <table:table-cell office:value-type="float" office:value="0.984" calcext:value-type="float">
            <text:p>0.984</text:p>
          </table:table-cell>
          <table:table-cell table:formula="of:=[.AH69]" office:value-type="string" office:string-value="    y ~ 1 + x1 + x5 + x6" calcext:value-type="string">
            <text:p><text:s text:c="4"/>y ~ 1 + x1 + x5 + x6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model62</text:p>
          </table:table-cell>
          <table:table-cell office:value-type="float" office:value="0.987" calcext:value-type="float">
            <text:p>0.987</text:p>
          </table:table-cell>
          <table:table-cell table:formula="of:=[.AH87]" office:value-type="string" office:string-value="    y ~ 1 + x1 + x5 + x6" calcext:value-type="string">
            <text:p><text:s text:c="4"/>y ~ 1 + x1 + x5 + x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/>
          <table:table-cell table:style-name="ce20" office:value-type="string" calcext:value-type="string">
            <text:p>data1</text:p>
          </table:table-cell>
          <table:table-cell table:style-name="ce20" table:number-columns-repeated="2"/>
          <table:table-cell table:style-name="ce17"/>
          <table:table-cell table:style-name="ce20"/>
          <table:table-cell table:style-name="ce20" office:value-type="string" calcext:value-type="string">
            <text:p>data2</text:p>
          </table:table-cell>
          <table:table-cell table:style-name="ce17" table:number-columns-repeated="4"/>
          <table:table-cell table:style-name="ce20" office:value-type="string" calcext:value-type="string">
            <text:p>data3</text:p>
          </table:table-cell>
          <table:table-cell table:style-name="ce17" table:number-columns-repeated="5"/>
          <table:table-cell table:style-name="ce20" office:value-type="string" calcext:value-type="string">
            <text:p>data4</text:p>
          </table:table-cell>
          <table:table-cell table:style-name="ce17" table:number-columns-repeated="7"/>
          <table:table-cell table:style-name="ce20" office:value-type="string" calcext:value-type="string">
            <text:p>data5</text:p>
          </table:table-cell>
          <table:table-cell table:style-name="ce17" table:number-columns-repeated="7"/>
          <table:table-cell table:style-name="ce20" office:value-type="string" calcext:value-type="string">
            <text:p>data6</text:p>
          </table:table-cell>
          <table:table-cell table:style-name="ce17"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ñ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úmero Teléfonos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úmero Teléfono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ocalidades Beneficiadas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lidades Beneficiada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Lineas Móviles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s Móvil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ráfico móvil entrante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entran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Tráfico móvil saliente</text:p>
          </table:table-cell>
          <table:table-cell table:number-columns-repeated="99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áfico móvil salien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MS originado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MS originados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MMS originados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MS originados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PBI Per Capita Soles</text:p>
          </table:table-cell>
          <table:table-cell table:number-columns-repeated="99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MS originado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MS originado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MS originados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SMS originados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PBI Per Capita Soles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S originado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Población Rura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Población Rural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PBI Per Capita Soles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blación Rura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Producto Bruto Interno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PBI Per Capita Soles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o Bruto Intern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BI Per Capita Soles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BI Per Capita So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trafico entrante</text:p>
          </table:table-cell>
          <table:table-cell table:style-name="ce17" office:value-type="string" calcext:value-type="string">
            <text:p>model11</text:p>
          </table:table-cell>
          <table:table-cell table:style-name="ce17" table:number-columns-repeated="4"/>
          <table:table-cell table:style-name="ce17" office:value-type="string" calcext:value-type="string">
            <text:p>model21</text:p>
          </table:table-cell>
          <table:table-cell table:style-name="ce17" table:number-columns-repeated="4"/>
          <table:table-cell table:style-name="ce17" office:value-type="string" calcext:value-type="string">
            <text:p>model31</text:p>
          </table:table-cell>
          <table:table-cell table:style-name="ce17" table:number-columns-repeated="5"/>
          <table:table-cell table:style-name="ce17" office:value-type="string" calcext:value-type="string">
            <text:p>model41</text:p>
          </table:table-cell>
          <table:table-cell table:style-name="ce17" table:number-columns-repeated="7"/>
          <table:table-cell table:style-name="ce17" office:value-type="string" calcext:value-type="string">
            <text:p>model51</text:p>
          </table:table-cell>
          <table:table-cell table:style-name="ce17" table:number-columns-repeated="7"/>
          <table:table-cell table:style-name="ce17" office:value-type="string" calcext:value-type="string">
            <text:p>model61</text:p>
          </table:table-cell>
          <table:table-cell table:style-name="ce17" table:number-columns-repeated="990"/>
        </table:table-row>
        <table:table-row table:style-name="ro1">
          <table:table-cell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5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4"/>y ~ 1 + x10</text:p>
          </table:table-cell>
          <table:table-cell table:number-columns-repeated="4"/>
          <table:table-cell office:value-type="string" calcext:value-type="string">
            <text:p><text:s text:c="4"/>y ~ 1 + x9</text:p>
          </table:table-cell>
          <table:table-cell table:number-columns-repeated="4"/>
          <table:table-cell office:value-type="string" calcext:value-type="string">
            <text:p><text:s text:c="4"/>y ~ 1 + x6 + x9</text:p>
          </table:table-cell>
          <table:table-cell table:number-columns-repeated="5"/>
          <table:table-cell office:value-type="string" calcext:value-type="string">
            <text:p><text:s text:c="4"/>y ~ 1 + x6 + x8</text:p>
          </table:table-cell>
          <table:table-cell table:number-columns-repeated="7"/>
          <table:table-cell office:value-type="string" calcext:value-type="string">
            <text:p><text:s text:c="4"/>y ~ 1 + x1 + x5 + x7</text:p>
          </table:table-cell>
          <table:table-cell table:number-columns-repeated="7"/>
          <table:table-cell office:value-type="string" calcext:value-type="string">
            <text:p><text:s text:c="4"/>y ~ 1 + x1 + x5 + x6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5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5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5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5"/>pValue <text:s/>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5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(Intercept) <text:s text:c="3"/>2.2331e+08 <text:s text:c="3"/>1.4487e+07 <text:s text:c="4"/>15.415 <text:s text:c="3"/>8.8978e-08</text:p>
          </table:table-cell>
          <table:table-cell table:number-columns-repeated="4"/>
          <table:table-cell office:value-type="string" calcext:value-type="string">
            <text:p><text:s text:c="4"/>(Intercept) <text:s text:c="3"/>2.2331e+08 <text:s text:c="3"/>1.4487e+07 <text:s text:c="4"/>15.415 <text:s text:c="3"/>8.8978e-08</text:p>
          </table:table-cell>
          <table:table-cell table:number-columns-repeated="4"/>
          <table:table-cell office:value-type="string" calcext:value-type="string">
            <text:p><text:s text:c="4"/>(Intercept) <text:s text:c="3"/>3.0321e+08 <text:s text:c="3"/>1.5711e+07 <text:s text:c="4"/>19.299 <text:s text:c="4"/>5.391e-08</text:p>
          </table:table-cell>
          <table:table-cell table:number-columns-repeated="5"/>
          <table:table-cell office:value-type="string" calcext:value-type="string">
            <text:p><text:s text:c="4"/>(Intercept) <text:s text:c="3"/>3.0321e+08 <text:s text:c="3"/>1.5711e+07 <text:s text:c="4"/>19.299 <text:s text:c="4"/>5.391e-08</text:p>
          </table:table-cell>
          <table:table-cell table:number-columns-repeated="7"/>
          <table:table-cell office:value-type="string" calcext:value-type="string">
            <text:p><text:s text:c="4"/>(Intercept) <text:s text:c="4"/>1.031e+08 <text:s text:c="3"/>7.3388e+07 <text:s text:c="4"/>1.4048 <text:s text:c="5"/>0.20287</text:p>
          </table:table-cell>
          <table:table-cell table:number-columns-repeated="7"/>
          <table:table-cell office:value-type="string" calcext:value-type="string">
            <text:p><text:s text:c="4"/>(Intercept) <text:s text:c="4"/>1.031e+08 <text:s text:c="3"/>7.3388e+07 <text:s text:c="4"/>1.4048 <text:s text:c="5"/>0.2028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BI</text:p>
          </table:table-cell>
          <table:table-cell office:value-type="string" calcext:value-type="string">
            <text:p><text:s text:c="4"/>x10 <text:s text:c="11"/>-0.0010572 <text:s text:c="3"/>8.9294e-05 <text:s text:c="3"/>-11.839 <text:s text:c="3"/>8.6374e-07</text:p>
          </table:table-cell>
          <table:table-cell table:number-columns-repeated="3"/>
          <table:table-cell table:style-name="ce18" office:value-type="string" calcext:value-type="string">
            <text:p>PBI</text:p>
          </table:table-cell>
          <table:table-cell table:style-name="ce18" office:value-type="string" calcext:value-type="string">
            <text:p><text:s text:c="4"/>x9 <text:s text:c="12"/>-0.0010572 <text:s text:c="3"/>8.9294e-05 <text:s text:c="3"/>-11.839 <text:s text:c="3"/>8.6374e-07</text:p>
          </table:table-cell>
          <table:table-cell table:style-name="ce18" table:number-columns-repeated="2"/>
          <table:table-cell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6 <text:s text:c="15"/>-2.8895 <text:s text:c="6"/>0.59921 <text:s text:c="3"/>-4.8222 <text:s text:c="4"/>0.0013177</text:p>
          </table:table-cell>
          <table:table-cell table:number-columns-repeated="4"/>
          <table:table-cell table:style-name="ce18" office:value-type="string" calcext:value-type="string">
            <text:p>MMS</text:p>
          </table:table-cell>
          <table:table-cell table:style-name="ce18" office:value-type="string" calcext:value-type="string">
            <text:p><text:s text:c="4"/>x6 <text:s text:c="15"/>-2.8895 <text:s text:c="6"/>0.59921 <text:s text:c="3"/>-4.8222 <text:s text:c="4"/>0.0013177</text:p>
          </table:table-cell>
          <table:table-cell table:style-name="ce18" table:number-columns-repeated="4"/>
          <table:table-cell table:number-columns-repeated="2"/>
          <table:table-cell office:value-type="string" calcext:value-type="string">
            <text:p>Rural_phones</text:p>
          </table:table-cell>
          <table:table-cell office:value-type="string" calcext:value-type="string">
            <text:p><text:s text:c="4"/>x1 <text:s text:c="16"/>-12005 <text:s text:c="7"/>2278.3 <text:s text:c="3"/>-5.2695 <text:s text:c="3"/>0.0011613</text:p>
          </table:table-cell>
          <table:table-cell table:number-columns-repeated="6"/>
          <table:table-cell office:value-type="string" calcext:value-type="string">
            <text:p>Rural_phones</text:p>
          </table:table-cell>
          <table:table-cell office:value-type="string" calcext:value-type="string">
            <text:p><text:s text:c="4"/>x1 <text:s text:c="16"/>-12005 <text:s text:c="7"/>2278.3 <text:s text:c="3"/>-5.2695 <text:s text:c="3"/>0.0011613</text:p>
          </table:table-cell>
          <table:table-cell table:number-columns-repeated="990"/>
        </table:table-row>
        <table:table-row table:style-name="ro1">
          <table:table-cell table:number-columns-repeated="10"/>
          <table:table-cell table:style-name="ce18" office:value-type="string" calcext:value-type="string">
            <text:p>Rural_population</text:p>
          </table:table-cell>
          <table:table-cell table:style-name="ce18" office:value-type="string" calcext:value-type="string">
            <text:p><text:s text:c="4"/>x9 <text:s text:c="16"/>-13060 <text:s text:c="7"/>765.88 <text:s text:c="3"/>-17.052 <text:s text:c="3"/>1.4209e-07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8 <text:s text:c="16"/>-13060 <text:s text:c="7"/>765.88 <text:s text:c="3"/>-17.052 <text:s text:c="3"/>1.4209e-07</text:p>
          </table:table-cell>
          <table:table-cell table:number-columns-repeated="6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5 <text:s text:c="12"/>-0.0058314 <text:s text:c="4"/>0.0019394 <text:s text:c="3"/>-3.0068 <text:s text:c="4"/>0.019751</text:p>
          </table:table-cell>
          <table:table-cell table:number-columns-repeated="6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5 <text:s text:c="12"/>-0.0058314 <text:s text:c="4"/>0.0019394 <text:s text:c="3"/>-3.0068 <text:s text:c="4"/>0.019751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7 <text:s text:c="17"/>22250 <text:s text:c="8"/>10632 <text:s text:c="4"/>2.0929 <text:s text:c="4"/>0.074654</text:p>
          </table:table-cell>
          <table:table-cell table:number-columns-repeated="6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6 <text:s text:c="17"/>22250 <text:s text:c="8"/>10632 <text:s text:c="4"/>2.0929 <text:s text:c="4"/>0.07465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Number of observations: 11, Error degrees of freedom: 9</text:p>
          </table:table-cell>
          <table:table-cell table:number-columns-repeated="4"/>
          <table:table-cell office:value-type="string" calcext:value-type="string">
            <text:p>Number of observations: 11, Error degrees of freedom: 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ot Mean Squared Error: 1.2e+07</text:p>
          </table:table-cell>
          <table:table-cell table:number-columns-repeated="4"/>
          <table:table-cell office:value-type="string" calcext:value-type="string">
            <text:p>Root Mean Squared Error: 1.2e+07</text:p>
          </table:table-cell>
          <table:table-cell table:number-columns-repeated="4"/>
          <table:table-cell office:value-type="string" calcext:value-type="string">
            <text:p>Number of observations: 11, Error degrees of freedom: 8</text:p>
          </table:table-cell>
          <table:table-cell table:number-columns-repeated="5"/>
          <table:table-cell office:value-type="string" calcext:value-type="string">
            <text:p>Number of observations: 11, Error degrees of freedom: 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-squared: 0.94, <text:s/>Adjusted R-Squared 0.933</text:p>
          </table:table-cell>
          <table:table-cell table:number-columns-repeated="4"/>
          <table:table-cell office:value-type="string" calcext:value-type="string">
            <text:p>R-squared: 0.94, <text:s/>Adjusted R-Squared 0.933</text:p>
          </table:table-cell>
          <table:table-cell table:number-columns-repeated="4"/>
          <table:table-cell office:value-type="string" calcext:value-type="string">
            <text:p>Root Mean Squared Error: 8.3e+06</text:p>
          </table:table-cell>
          <table:table-cell table:number-columns-repeated="5"/>
          <table:table-cell office:value-type="string" calcext:value-type="string">
            <text:p>Root Mean Squared Error: 8.3e+06</text:p>
          </table:table-cell>
          <table:table-cell table:number-columns-repeated="7"/>
          <table:table-cell office:value-type="string" calcext:value-type="string">
            <text:p>Number of observations: 11, Error degrees of freedom: 7</text:p>
          </table:table-cell>
          <table:table-cell table:number-columns-repeated="7"/>
          <table:table-cell office:value-type="string" calcext:value-type="string">
            <text:p>Number of observations: 11, Error degrees of freedom: 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F-statistic vs. constant model: 140, p-value = 8.64e-07</text:p>
          </table:table-cell>
          <table:table-cell table:number-columns-repeated="4"/>
          <table:table-cell office:value-type="string" calcext:value-type="string">
            <text:p>F-statistic vs. constant model: 140, p-value = 8.64e-07</text:p>
          </table:table-cell>
          <table:table-cell table:number-columns-repeated="4"/>
          <table:table-cell office:value-type="string" calcext:value-type="string">
            <text:p>R-squared: 0.974, <text:s/>Adjusted R-Squared 0.968</text:p>
          </table:table-cell>
          <table:table-cell table:number-columns-repeated="5"/>
          <table:table-cell office:value-type="string" calcext:value-type="string">
            <text:p>R-squared: 0.974, <text:s/>Adjusted R-Squared 0.968</text:p>
          </table:table-cell>
          <table:table-cell table:number-columns-repeated="7"/>
          <table:table-cell office:value-type="string" calcext:value-type="string">
            <text:p>Root Mean Squared Error: 6.91e+06</text:p>
          </table:table-cell>
          <table:table-cell table:number-columns-repeated="7"/>
          <table:table-cell office:value-type="string" calcext:value-type="string">
            <text:p>Root Mean Squared Error: 6.91e+06</text:p>
          </table:table-cell>
          <table:table-cell table:number-columns-repeated="990"/>
        </table:table-row>
        <table:table-row table:style-name="ro1">
          <table:table-cell table:number-columns-repeated="11"/>
          <table:table-cell office:value-type="string" calcext:value-type="string">
            <text:p>F-statistic vs. constant model: 152, p-value = 4.3e-07</text:p>
          </table:table-cell>
          <table:table-cell table:number-columns-repeated="5"/>
          <table:table-cell office:value-type="string" calcext:value-type="string">
            <text:p>F-statistic vs. constant model: 152, p-value = 4.3e-07</text:p>
          </table:table-cell>
          <table:table-cell table:number-columns-repeated="7"/>
          <table:table-cell office:value-type="string" calcext:value-type="string">
            <text:p>R-squared: 0.984, <text:s/>Adjusted R-Squared 0.978</text:p>
          </table:table-cell>
          <table:table-cell table:number-columns-repeated="7"/>
          <table:table-cell office:value-type="string" calcext:value-type="string">
            <text:p>R-squared: 0.984, <text:s/>Adjusted R-Squared 0.978</text:p>
          </table:table-cell>
          <table:table-cell table:number-columns-repeated="990"/>
        </table:table-row>
        <table:table-row table:style-name="ro1">
          <table:table-cell table:number-columns-repeated="25"/>
          <table:table-cell office:value-type="string" calcext:value-type="string">
            <text:p>F-statistic vs. constant model: 148, p-value = 1.08e-06</text:p>
          </table:table-cell>
          <table:table-cell table:number-columns-repeated="7"/>
          <table:table-cell office:value-type="string" calcext:value-type="string">
            <text:p>F-statistic vs. constant model: 148, p-value = 1.08e-06</text:p>
          </table:table-cell>
          <table:table-cell table:number-columns-repeated="990"/>
        </table:table-row>
        <table:table-row table:style-name="ro1">
          <table:table-cell table:style-name="ce17" office:value-type="string" calcext:value-type="string">
            <text:p>trafico saliente</text:p>
          </table:table-cell>
          <table:table-cell table:style-name="ce17" office:value-type="string" calcext:value-type="string">
            <text:p>model12</text:p>
          </table:table-cell>
          <table:table-cell table:style-name="ce17" table:number-columns-repeated="4"/>
          <table:table-cell table:style-name="ce17" office:value-type="string" calcext:value-type="string">
            <text:p>model22</text:p>
          </table:table-cell>
          <table:table-cell table:style-name="ce17" table:number-columns-repeated="4"/>
          <table:table-cell table:style-name="ce17" office:value-type="string" calcext:value-type="string">
            <text:p>model32</text:p>
          </table:table-cell>
          <table:table-cell table:style-name="ce17" table:number-columns-repeated="5"/>
          <table:table-cell table:style-name="ce17" office:value-type="string" calcext:value-type="string">
            <text:p>model42</text:p>
          </table:table-cell>
          <table:table-cell table:style-name="ce17" table:number-columns-repeated="7"/>
          <table:table-cell table:style-name="ce17" office:value-type="string" calcext:value-type="string">
            <text:p>model52</text:p>
          </table:table-cell>
          <table:table-cell table:style-name="ce17" table:number-columns-repeated="7"/>
          <table:table-cell table:style-name="ce17" office:value-type="string" calcext:value-type="string">
            <text:p>model62</text:p>
          </table:table-cell>
          <table:table-cell table:style-name="ce17" table:number-columns-repeated="990"/>
        </table:table-row>
        <table:table-row table:style-name="ro1">
          <table:table-cell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4"/>
          <table:table-cell office:value-type="string" calcext:value-type="string">
            <text:p>Linear regression model:</text:p>
          </table:table-cell>
          <table:table-cell table:number-columns-repeated="5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7"/>
          <table:table-cell office:value-type="string" calcext:value-type="string">
            <text:p>Linear regression model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4"/>y ~ 1 + x1 + x4 + x8</text:p>
          </table:table-cell>
          <table:table-cell table:number-columns-repeated="4"/>
          <table:table-cell office:value-type="string" calcext:value-type="string">
            <text:p><text:s text:c="4"/>y ~ 1 + x6 + x10</text:p>
          </table:table-cell>
          <table:table-cell table:number-columns-repeated="4"/>
          <table:table-cell office:value-type="string" calcext:value-type="string">
            <text:p><text:s text:c="4"/>y ~ 1 + x6 + x9</text:p>
          </table:table-cell>
          <table:table-cell table:number-columns-repeated="5"/>
          <table:table-cell office:value-type="string" calcext:value-type="string">
            <text:p><text:s text:c="4"/>y ~ 1 + x6 + x8</text:p>
          </table:table-cell>
          <table:table-cell table:number-columns-repeated="7"/>
          <table:table-cell office:value-type="string" calcext:value-type="string">
            <text:p><text:s text:c="4"/>y ~ 1 + x6 + x7</text:p>
          </table:table-cell>
          <table:table-cell table:number-columns-repeated="7"/>
          <table:table-cell office:value-type="string" calcext:value-type="string">
            <text:p><text:s text:c="4"/>y ~ 1 + x1 + x5 + x6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4"/>
          <table:table-cell office:value-type="string" calcext:value-type="string">
            <text:p>Estimated Coefficients:</text:p>
          </table:table-cell>
          <table:table-cell table:number-columns-repeated="5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7"/>
          <table:table-cell office:value-type="string" calcext:value-type="string">
            <text:p>Estimated Coefficients: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20"/>Estimate <text:s text:c="9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4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5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6"/>pValue <text:s/></text:p>
          </table:table-cell>
          <table:table-cell table:number-columns-repeated="7"/>
          <table:table-cell office:value-type="string" calcext:value-type="string">
            <text:p><text:s text:c="20"/>Estimate <text:s text:c="8"/>SE <text:s text:c="8"/>tStat <text:s text:c="5"/>pValue <text:s/>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<text:s text:c="19"/>_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4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5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_</text:p>
          </table:table-cell>
          <table:table-cell table:number-columns-repeated="7"/>
          <table:table-cell office:value-type="string" calcext:value-type="string">
            <text:p><text:s text:c="19"/>__________ <text:s text:c="3"/>__________ <text:s text:c="3"/>_______ <text:s text:c="3"/>_________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(Intercept) <text:s text:c="4"/>7.1755e+10 <text:s text:c="3"/>4.7506e+09 <text:s text:c="4"/>15.105 <text:s text:c="3"/>1.3402e-06</text:p>
          </table:table-cell>
          <table:table-cell table:number-columns-repeated="4"/>
          <table:table-cell office:value-type="string" calcext:value-type="string">
            <text:p><text:s text:c="4"/>(Intercept) <text:s text:c="3"/>3.9366e+08 <text:s text:c="3"/>2.3119e+07 <text:s text:c="4"/>17.028 <text:s text:c="3"/>1.4366e-07</text:p>
          </table:table-cell>
          <table:table-cell table:number-columns-repeated="4"/>
          <table:table-cell office:value-type="string" calcext:value-type="string">
            <text:p><text:s text:c="4"/>(Intercept) <text:s text:c="3"/>3.9366e+08 <text:s text:c="3"/>2.3119e+07 <text:s text:c="4"/>17.028 <text:s text:c="3"/>1.4366e-07</text:p>
          </table:table-cell>
          <table:table-cell table:number-columns-repeated="5"/>
          <table:table-cell office:value-type="string" calcext:value-type="string">
            <text:p><text:s text:c="4"/>(Intercept) <text:s text:c="3"/>3.9366e+08 <text:s text:c="3"/>2.3119e+07 <text:s text:c="4"/>17.028 <text:s text:c="3"/>1.4366e-07</text:p>
          </table:table-cell>
          <table:table-cell table:number-columns-repeated="7"/>
          <table:table-cell office:value-type="string" calcext:value-type="string">
            <text:p><text:s text:c="4"/>(Intercept) <text:s text:c="3"/>4.6474e+08 <text:s text:c="3"/>4.7345e+07 <text:s text:c="4"/>9.8161 <text:s text:c="4"/>9.748e-06</text:p>
          </table:table-cell>
          <table:table-cell table:number-columns-repeated="7"/>
          <table:table-cell office:value-type="string" calcext:value-type="string">
            <text:p><text:s text:c="4"/>(Intercept) <text:s text:c="3"/>1.0385e+08 <text:s text:c="3"/>8.8411e+07 <text:s text:c="4"/>1.1746 <text:s text:c="5"/>0.27856</text:p>
          </table:table-cell>
          <table:table-cell table:number-columns-repeated="990"/>
        </table:table-row>
        <table:table-row table:style-name="ro1"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<text:s text:c="4"/>x1 <text:s text:c="12"/>-3.5687e+07 <text:s text:c="3"/>2.3682e+06 <text:s text:c="3"/>-15.069 <text:s text:c="3"/>1.3616e-06</text:p>
          </table:table-cell>
          <table:table-cell table:style-name="ce18" table:number-columns-repeated="2"/>
          <table:table-cell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6 <text:s text:c="15"/>-2.4621 <text:s text:c="6"/>0.88173 <text:s text:c="3"/>-2.7923 <text:s text:c="5"/>0.023475</text:p>
          </table:table-cell>
          <table:table-cell table:number-columns-repeated="3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6 <text:s text:c="15"/>-2.4621 <text:s text:c="6"/>0.88173 <text:s text:c="3"/>-2.7923 <text:s text:c="5"/>0.023475</text:p>
          </table:table-cell>
          <table:table-cell table:number-columns-repeated="4"/>
          <table:table-cell table:style-name="ce18" office:value-type="string" calcext:value-type="string">
            <text:p>MMS</text:p>
          </table:table-cell>
          <table:table-cell table:style-name="ce18" office:value-type="string" calcext:value-type="string">
            <text:p><text:s text:c="4"/>x6 <text:s text:c="15"/>-2.4621 <text:s text:c="6"/>0.88173 <text:s text:c="3"/>-2.7923 <text:s text:c="5"/>0.023475</text:p>
          </table:table-cell>
          <table:table-cell table:style-name="ce18" table:number-columns-repeated="4"/>
          <table:table-cell table:number-columns-repeated="2"/>
          <table:table-cell table:style-name="ce18" office:value-type="string" calcext:value-type="string">
            <text:p>SMS</text:p>
          </table:table-cell>
          <table:table-cell table:style-name="ce18" office:value-type="string" calcext:value-type="string">
            <text:p><text:s text:c="4"/>x6 <text:s text:c="13"/>0.0087252 <text:s text:c="4"/>0.0033807 <text:s text:c="4"/>2.5809 <text:s text:c="5"/>0.032572</text:p>
          </table:table-cell>
          <table:table-cell table:style-name="ce18" table:number-columns-repeated="4"/>
          <table:table-cell table:number-columns-repeated="2"/>
          <table:table-cell office:value-type="string" calcext:value-type="string">
            <text:p>Rural_phones</text:p>
          </table:table-cell>
          <table:table-cell office:value-type="string" calcext:value-type="string">
            <text:p><text:s text:c="4"/>x1 <text:s text:c="16"/>-13563 <text:s text:c="7"/>2744.7 <text:s text:c="3"/>-4.9415 <text:s text:c="3"/>0.00167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bile_phones</text:p>
          </table:table-cell>
          <table:table-cell office:value-type="string" calcext:value-type="string">
            <text:p><text:s text:c="4"/>x4 <text:s text:c="15"/>0.078188 <text:s text:c="5"/>0.027865 <text:s text:c="4"/>2.8059 <text:s text:c="7"/>0.0263</text:p>
          </table:table-cell>
          <table:table-cell table:number-columns-repeated="3"/>
          <table:table-cell table:style-name="ce18" office:value-type="string" calcext:value-type="string">
            <text:p>PBI</text:p>
          </table:table-cell>
          <table:table-cell table:style-name="ce18" office:value-type="string" calcext:value-type="string">
            <text:p><text:s text:c="4"/>x10 <text:s text:c="15"/>-17708 <text:s text:c="9"/>1127 <text:s text:c="3"/>-15.712 <text:s text:c="4"/>2.688e-07</text:p>
          </table:table-cell>
          <table:table-cell table:style-name="ce18" table:number-columns-repeated="2"/>
          <table:table-cell/>
          <table:table-cell table:style-name="ce18" office:value-type="string" calcext:value-type="string">
            <text:p>Rural_population</text:p>
          </table:table-cell>
          <table:table-cell table:style-name="ce18" office:value-type="string" calcext:value-type="string">
            <text:p><text:s text:c="4"/>x9 <text:s text:c="16"/>-17708 <text:s text:c="9"/>1127 <text:s text:c="3"/>-15.712 <text:s text:c="4"/>2.688e-07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8 <text:s text:c="16"/>-17708 <text:s text:c="9"/>1127 <text:s text:c="3"/>-15.712 <text:s text:c="4"/>2.688e-07</text:p>
          </table:table-cell>
          <table:table-cell table:number-columns-repeated="6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7 <text:s text:c="16"/>-28878 <text:s text:c="7"/>4562.1 <text:s text:c="3"/>-6.3301 <text:s text:c="3"/>0.00022538</text:p>
          </table:table-cell>
          <table:table-cell table:number-columns-repeated="6"/>
          <table:table-cell office:value-type="string" calcext:value-type="string">
            <text:p>Mobile_traffic_out</text:p>
          </table:table-cell>
          <table:table-cell office:value-type="string" calcext:value-type="string">
            <text:p><text:s text:c="4"/>x5 <text:s text:c="12"/>-0.0082026 <text:s text:c="4"/>0.0023364 <text:s text:c="3"/>-3.5107 <text:s text:c="3"/>0.009849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<text:s text:c="4"/>x8 <text:s text:c="15"/>0.011162 <text:s text:c="4"/>0.0018182 <text:s text:c="4"/>6.1393 <text:s text:c="3"/>0.00047247</text:p>
          </table:table-cell>
          <table:table-cell table:number-columns-repeated="30"/>
          <table:table-cell office:value-type="string" calcext:value-type="string">
            <text:p>PBI_per_capita</text:p>
          </table:table-cell>
          <table:table-cell office:value-type="string" calcext:value-type="string">
            <text:p><text:s text:c="4"/>x6 <text:s text:c="17"/>30060 <text:s text:c="8"/>12808 <text:s text:c="5"/>2.347 <text:s text:c="4"/>0.051312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Number of observations: 11, Error degrees of freedom: 8</text:p>
          </table:table-cell>
          <table:table-cell table:number-columns-repeated="4"/>
          <table:table-cell office:value-type="string" calcext:value-type="string">
            <text:p>Number of observations: 11, Error degrees of freedom: 8</text:p>
          </table:table-cell>
          <table:table-cell table:number-columns-repeated="5"/>
          <table:table-cell office:value-type="string" calcext:value-type="string">
            <text:p>Number of observations: 11, Error degrees of freedom: 8</text:p>
          </table:table-cell>
          <table:table-cell table:number-columns-repeated="7"/>
          <table:table-cell office:value-type="string" calcext:value-type="string">
            <text:p>Number of observations: 11, Error degrees of freedom: 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Number of observations: 11, Error degrees of freedom: 7</text:p>
          </table:table-cell>
          <table:table-cell table:number-columns-repeated="4"/>
          <table:table-cell office:value-type="string" calcext:value-type="string">
            <text:p>Root Mean Squared Error: 1.22e+07</text:p>
          </table:table-cell>
          <table:table-cell table:number-columns-repeated="4"/>
          <table:table-cell office:value-type="string" calcext:value-type="string">
            <text:p>Root Mean Squared Error: 1.22e+07</text:p>
          </table:table-cell>
          <table:table-cell table:number-columns-repeated="5"/>
          <table:table-cell office:value-type="string" calcext:value-type="string">
            <text:p>Root Mean Squared Error: 1.22e+07</text:p>
          </table:table-cell>
          <table:table-cell table:number-columns-repeated="7"/>
          <table:table-cell office:value-type="string" calcext:value-type="string">
            <text:p>Root Mean Squared Error: 1.27e+07</text:p>
          </table:table-cell>
          <table:table-cell table:number-columns-repeated="7"/>
          <table:table-cell office:value-type="string" calcext:value-type="string">
            <text:p>Number of observations: 11, Error degrees of freedom: 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Root Mean Squared Error: 5.63e+06</text:p>
          </table:table-cell>
          <table:table-cell table:number-columns-repeated="4"/>
          <table:table-cell office:value-type="string" calcext:value-type="string">
            <text:p>R-squared: 0.969, <text:s/>Adjusted R-Squared 0.961</text:p>
          </table:table-cell>
          <table:table-cell table:number-columns-repeated="4"/>
          <table:table-cell office:value-type="string" calcext:value-type="string">
            <text:p>R-squared: 0.969, <text:s/>Adjusted R-Squared 0.961</text:p>
          </table:table-cell>
          <table:table-cell table:number-columns-repeated="5"/>
          <table:table-cell office:value-type="string" calcext:value-type="string">
            <text:p>R-squared: 0.969, <text:s/>Adjusted R-Squared 0.961</text:p>
          </table:table-cell>
          <table:table-cell table:number-columns-repeated="7"/>
          <table:table-cell office:value-type="string" calcext:value-type="string">
            <text:p>R-squared: 0.967, <text:s/>Adjusted R-Squared 0.958</text:p>
          </table:table-cell>
          <table:table-cell table:number-columns-repeated="7"/>
          <table:table-cell office:value-type="string" calcext:value-type="string">
            <text:p>Root Mean Squared Error: 8.32e+0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R-squared: 0.994, <text:s/>Adjusted R-Squared 0.992</text:p>
          </table:table-cell>
          <table:table-cell table:number-columns-repeated="4"/>
          <table:table-cell office:value-type="string" calcext:value-type="string">
            <text:p>F-statistic vs. constant model: 125, p-value = 9.26e-07</text:p>
          </table:table-cell>
          <table:table-cell table:number-columns-repeated="4"/>
          <table:table-cell office:value-type="string" calcext:value-type="string">
            <text:p>F-statistic vs. constant model: 125, p-value = 9.26e-07</text:p>
          </table:table-cell>
          <table:table-cell table:number-columns-repeated="5"/>
          <table:table-cell office:value-type="string" calcext:value-type="string">
            <text:p>F-statistic vs. constant model: 125, p-value = 9.26e-07</text:p>
          </table:table-cell>
          <table:table-cell table:number-columns-repeated="7"/>
          <table:table-cell office:value-type="string" calcext:value-type="string">
            <text:p>F-statistic vs. constant model: 116, p-value = 1.25e-06</text:p>
          </table:table-cell>
          <table:table-cell table:number-columns-repeated="7"/>
          <table:table-cell office:value-type="string" calcext:value-type="string">
            <text:p>R-squared: 0.987, <text:s/>Adjusted R-Squared 0.982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F-statistic vs. constant model: 183, p-value = 5.21e-07</text:p>
          </table:table-cell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3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23P0"/>
    </number:number-style>
    <number:number-style style:name="N125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5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5P0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1" loext:min-decimal-places="1" number:min-integer-digits="1" number:grouping="true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12" loext:min-decimal-places="12" number:min-integer-digits="1"/>
    </number:number-style>
    <number:number-style style:name="N141">
      <number:number number:decimal-places="13" loext:min-decimal-places="1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23:42:00.766026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3:30:18.637263711</meta:creation-date>
    <dc:date>2019-03-21T21:35:45.813463089</dc:date>
    <meta:editing-duration>P1DT2H39M34S</meta:editing-duration>
    <meta:editing-cycles>153</meta:editing-cycles>
    <meta:generator>LibreOffice/6.0.1.1$MacOSX_X86_64 LibreOffice_project/60bfb1526849283ce2491346ed2aa51c465abfe6</meta:generator>
    <meta:document-statistic meta:table-count="5" meta:cell-count="101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8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08P0"/>
    </number:number-style>
    <number:number-style style:name="N110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10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10P0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1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amed-symbol" chart:symbol-name="star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graphic-properties draw:stroke="dash" draw:stroke-dash="Fine_20_Dashed" svg:stroke-color="#729fcf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113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09cm" svg:height="11.218cm" xlink:href=".." xlink:type="simple" chart:class="chart:scatter" chart:style-name="ch1">
        <chart:title svg:x="5.52cm" svg:y="0.36cm" chart:style-name="ch2">
          <text:p>Tráfico rural entrante vs tráfico rural saliente anual</text:p>
        </chart:title>
        <chart:subtitle svg:x="7.174cm" svg:y="1.363cm" chart:style-name="ch3">
          <text:p>Fuente OSIPTEL  periodo 2006 al 2016</text:p>
        </chart:subtitle>
        <chart:legend chart:legend-position="end" svg:x="15.42cm" svg:y="4.812cm" style:legend-expansion="high" chart:style-name="ch4"/>
        <chart:plot-area chart:style-name="ch5" table:cell-range-address="Data.B2:Data.C12 Data.C1:Data.C1" chart:data-source-has-labels="row" svg:x="1.435cm" svg:y="2.27cm" svg:width="13.561cm" svg:height="7.743cm">
          <chartooo:coordinate-region svg:x="3.353cm" svg:y="2.469cm" svg:width="10.531cm" svg:height="6.897cm"/>
          <chart:axis chart:dimension="x" chart:name="primary-x" chart:style-name="ch6">
            <chart:title svg:x="6.636cm" svg:y="10.237cm" chart:style-name="ch7">
              <text:p>Trafico entrante (min)</text:p>
            </chart:title>
          </chart:axis>
          <chart:axis chart:dimension="y" chart:name="primary-y" chart:style-name="ch8">
            <chart:title svg:x="0.451cm" svg:y="7.693cm" chart:style-name="ch9">
              <text:p>Trafico saliente (min)</text:p>
            </chart:title>
            <chart:grid chart:style-name="ch10" chart:class="major"/>
          </chart:axis>
          <chart:series chart:style-name="ch11" chart:values-cell-range-address="Data.C2:Data.C12" chart:label-cell-address="Data.C1:Data.C1" chart:class="chart:scatter">
            <chart:domain table:cell-range-address="Data.B2:Data.B12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8.201cm" svg:y="7.177cm" chart:style-name="ch15"/>
            </chart:regression-curve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áfico saliente (min)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81013062">
                <text:p>18101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39257563">
                <text:p>139257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05819960">
                <text:p>105819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89226667">
                <text:p>8922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60372566">
                <text:p>60372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51726115">
                <text:p>51726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39323688">
                <text:p>39323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8449234">
                <text:p>28449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9071962">
                <text:p>19071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4044383">
                <text:p>14044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P0" style:volatile="true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3">
      <style:text-properties fo:color="#ff0000"/>
      <number:text>-</number:text>
      <number:scientific-number number:decimal-places="2" loext:min-decimal-places="2" number:min-integer-digits="1" number:min-exponent-digits="2" loext:exponent-interval="3" loext:forced-exponent-sign="true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3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1cm" svg:height="9.531cm" xlink:href=".." xlink:type="simple" chart:class="chart:scatter" chart:style-name="ch1">
        <chart:title svg:x="2.851cm" svg:y="0.325cm" chart:style-name="ch2">
          <text:p>Tráfico rural entrante vs Número de telefonos por año</text:p>
        </chart:title>
        <chart:subtitle svg:x="5.012cm" svg:y="1.301cm" chart:style-name="ch3">
          <text:p>Periodo 2006 al 2016, Fuente OSIPTEL</text:p>
        </chart:subtitle>
        <chart:legend chart:legend-position="end" svg:x="11.569cm" svg:y="3.974cm" style:legend-expansion="high" chart:style-name="ch4"/>
        <chart:plot-area chart:style-name="ch5" table:cell-range-address="Data.B2:Data.B12 Data.D1:Data.D12" chart:data-source-has-labels="row" svg:x="1.348cm" svg:y="2.162cm" svg:width="9.883cm" svg:height="6.199cm">
          <chartooo:coordinate-region svg:x="2.523cm" svg:y="2.359cm" svg:width="7.875cm" svg:height="5.359cm"/>
          <chart:axis chart:dimension="x" chart:name="primary-x" chart:style-name="ch6">
            <chart:title svg:x="4.638cm" svg:y="8.552cm" chart:style-name="ch7">
              <text:p>Tráfico entrante (min)</text:p>
            </chart:title>
          </chart:axis>
          <chart:axis chart:dimension="y" chart:name="primary-y" chart:style-name="ch6">
            <chart:title svg:x="0.451cm" svg:y="6.854cm" chart:style-name="ch8">
              <text:p>Número de tele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3.149cm" svg:y="5.679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5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5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9cm" svg:height="9.15cm" xlink:href=".." xlink:type="simple" chart:class="chart:scatter" chart:style-name="ch1">
        <chart:title svg:x="2.925cm" svg:y="0.318cm" chart:style-name="ch2">
          <text:p>Tráfico rural saliente vs Número de teléfonos por año</text:p>
        </chart:title>
        <chart:subtitle svg:x="5.016cm" svg:y="1.287cm" chart:style-name="ch3">
          <text:p>Periodo 2006 al 2016, Fuente OSIPTEL</text:p>
        </chart:subtitle>
        <chart:legend chart:legend-position="end" svg:x="11.577cm" svg:y="3.784cm" style:legend-expansion="high" chart:style-name="ch4"/>
        <chart:plot-area chart:style-name="ch5" table:cell-range-address="Data.C2:Data.D12 Data.D1:Data.D1" chart:data-source-has-labels="row" svg:x="1.348cm" svg:y="2.141cm" svg:width="9.891cm" svg:height="5.846cm">
          <chartooo:coordinate-region svg:x="2.523cm" svg:y="2.338cm" svg:width="7.883cm" svg:height="5.006cm"/>
          <chart:axis chart:dimension="x" chart:name="primary-x" chart:style-name="ch6">
            <chart:title svg:x="4.308cm" svg:y="8.171cm" chart:style-name="ch7">
              <text:p>Tráfico rural saliente (min)</text:p>
            </chart:title>
          </chart:axis>
          <chart:axis chart:dimension="y" chart:name="primary-y" chart:style-name="ch6">
            <chart:title svg:x="0.451cm" svg:y="6.657cm" chart:style-name="ch8">
              <text:p>Número de teléfonos</text:p>
            </chart:title>
            <chart:grid chart:style-name="ch9" chart:class="major"/>
          </chart:axis>
          <chart:series chart:style-name="ch10" chart:values-cell-range-address="Data.D2:Data.D12" chart:label-cell-address="Data.D1:Data.D1" chart:class="chart:scatter">
            <chart:domain table:cell-range-address="Data.C2:Data.C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1cm" svg:y="5.393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úmero Teléfono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470409">
                <text:p>182470409</text:p>
                <draw:g>
                  <svg:desc>Data.C2:Data.C12</svg:desc>
                </draw:g>
              </table:table-cell>
              <table:table-cell office:value-type="float" office:value="14221">
                <text:p>14221</text:p>
                <draw:g>
                  <svg:desc>Data.D2:Data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013062">
                <text:p>181013062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257563">
                <text:p>139257563</text:p>
              </table:table-cell>
              <table:table-cell office:value-type="float" office:value="17868">
                <text:p>17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819960">
                <text:p>105819960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226667">
                <text:p>89226667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372566">
                <text:p>60372566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726115">
                <text:p>51726115</text:p>
              </table:table-cell>
              <table:table-cell office:value-type="float" office:value="20999">
                <text:p>20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323688">
                <text:p>39323688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49234">
                <text:p>28449234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71962">
                <text:p>19071962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44383">
                <text:p>14044383</text:p>
              </table:table-cell>
              <table:table-cell office:value-type="float" office:value="18471">
                <text:p>18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5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5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Ultrafine_20_Dashed" svg:stroke-color="#729fcf"/>
    </style:style>
    <style:style style:name="ch12" style:family="chart">
      <style:graphic-properties draw:stroke="dash" draw:stroke-dash="Ultra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99cm" svg:height="9.787cm" xlink:href=".." xlink:type="simple" chart:class="chart:scatter" chart:style-name="ch1">
        <chart:title svg:x="2.716cm" svg:y="0.33cm" chart:style-name="ch2">
          <text:p>Tráfico rural entrante vs Localidades Beneficiadas (anual)</text:p>
        </chart:title>
        <chart:subtitle svg:x="5.246cm" svg:y="1.311cm" chart:style-name="ch3">
          <text:p>Periodo 2006 al 2016, Fuente OSIPTEL</text:p>
        </chart:subtitle>
        <chart:legend chart:legend-position="end" svg:x="10.975cm" svg:y="4.102cm" style:legend-expansion="high" chart:style-name="ch4"/>
        <chart:plot-area chart:style-name="ch5" table:cell-range-address="Data.B2:Data.B12 Data.E1:Data.E12" chart:data-source-has-labels="row" svg:x="1.357cm" svg:y="2.177cm" svg:width="9.271cm" svg:height="6.435cm">
          <chartooo:coordinate-region svg:x="2.347cm" svg:y="2.374cm" svg:width="7.263cm" svg:height="5.595cm"/>
          <chart:axis chart:dimension="x" chart:name="primary-x" chart:style-name="ch6">
            <chart:title svg:x="3.96cm" svg:y="8.808cm" chart:style-name="ch7">
              <text:p>Tráfico rural entrante (min)</text:p>
            </chart:title>
          </chart:axis>
          <chart:axis chart:dimension="y" chart:name="primary-y" chart:style-name="ch6">
            <chart:title svg:x="0.451cm" svg:y="7.31cm" chart:style-name="ch8">
              <text:p>Localidades Beneficiadas</text:p>
            </chart:title>
            <chart:grid chart:style-name="ch9" chart:class="major"/>
          </chart:axis>
          <chart:series chart:style-name="ch10" chart:values-cell-range-address="Data.E2:Data.E12" chart:label-cell-address="Data.E1:Data.E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2.868cm" svg:y="6.328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alidades Beneficiadas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9191">
                <text:p>9191</text:p>
                <draw:g>
                  <svg:desc>Data.E2:Data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521">
                <text:p>9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9494">
                <text:p>9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2635">
                <text:p>1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2671">
                <text:p>12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5067">
                <text:p>15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6019">
                <text:p>16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5989">
                <text:p>159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P0" style:volatile="true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5">
      <style:text-properties fo:color="#ff0000"/>
      <number:text>-</number:text>
      <number:scientific-number number:decimal-places="2" loext:min-decimal-places="2" number:min-integer-digits="0" number:min-exponent-digits="2" loext:exponent-interval="3" loext:forced-exponent-sign="true"/>
      <style:map style:condition="value()&gt;=0" style:apply-style-name="N125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6" style:family="chart" style:data-style-name="N125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729fcf"/>
    </style:style>
    <style:style style:name="ch12" style:family="chart">
      <style:graphic-properties draw:stroke="dash" draw:stroke-dash="Fine_20_Dashed" svg:stroke-color="#729fcf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42cm" svg:height="9cm" xlink:href=".." xlink:type="simple" chart:class="chart:scatter" chart:style-name="ch1">
        <chart:title svg:x="3.189cm" svg:y="0.315cm" chart:style-name="ch2">
          <text:p>Líneas móviles vs Trafico rural entrante (anual)</text:p>
        </chart:title>
        <chart:subtitle svg:x="4.668cm" svg:y="1.281cm" chart:style-name="ch3">
          <text:p>Periodo 2006 al 2016, Fuente OSIPTEL</text:p>
        </chart:subtitle>
        <chart:legend chart:legend-position="end" svg:x="11.411cm" svg:y="3.709cm" style:legend-expansion="high" chart:style-name="ch4"/>
        <chart:plot-area chart:style-name="ch5" table:cell-range-address="Data.B2:Data.B12 Data.F1:Data.F12" chart:data-source-has-labels="row" svg:x="1.334cm" svg:y="2.132cm" svg:width="9.753cm" svg:height="5.708cm">
          <chartooo:coordinate-region svg:x="3.409cm" svg:y="2.33cm" svg:width="6.764cm" svg:height="4.867cm"/>
          <chart:axis chart:dimension="x" chart:name="primary-x" chart:style-name="ch6">
            <chart:title svg:x="4.178cm" svg:y="8.021cm" chart:style-name="ch7">
              <text:p>Trafico rural entrante (min)</text:p>
            </chart:title>
          </chart:axis>
          <chart:axis chart:dimension="y" chart:name="primary-y" chart:style-name="ch6">
            <chart:title svg:x="0.451cm" svg:y="6.14cm" chart:style-name="ch8">
              <text:p>Líneas móviles</text:p>
            </chart:title>
            <chart:grid chart:style-name="ch9" chart:class="major"/>
          </chart:axis>
          <chart:series chart:style-name="ch10" chart:values-cell-range-address="Data.F2:Data.F12" chart:label-cell-address="Data.F1:Data.F1" chart:class="chart:scatter">
            <chart:domain table:cell-range-address="Data.B2:Data.B12"/>
            <chart:mean-value chart:style-name="ch11"/>
            <chart:regression-curve chart:style-name="ch12"/>
            <chart:regression-curve chart:style-name="ch13">
              <chart:equation chart:display-equation="true" chart:display-r-square="true" svg:x="4.285cm" svg:y="3.027cm" chart:style-name="ch14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s Móviles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  <draw:g>
                  <svg:desc>Data.B2:Data.B12</svg:desc>
                </draw:g>
              </table:table-cell>
              <table:table-cell office:value-type="float" office:value="55606894">
                <text:p>55606894</text:p>
                <draw:g>
                  <svg:desc>Data.F2:Data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89562518">
                <text:p>8956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116677743">
                <text:p>116677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132173951">
                <text:p>132173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150419094">
                <text:p>15041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166611829">
                <text:p>166611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117377681">
                <text:p>117377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121211973">
                <text:p>121211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230522077">
                <text:p>230522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344571836">
                <text:p>344571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464826243">
                <text:p>4648262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2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779cm" svg:y="2.777cm" style:legend-expansion="high" chart:style-name="ch2"/>
        <chart:plot-area chart:style-name="ch3" chart:data-source-has-labels="both" svg:x="0.307cm" svg:y="0.133cm" svg:width="10.165cm" svg:height="6.385cm">
          <chartooo:coordinate-region svg:x="2.04cm" svg:y="0.333cm" svg:width="8.06cm" svg:height="5.538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2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779cm" svg:y="2.777cm" style:legend-expansion="high" chart:style-name="ch2"/>
        <chart:plot-area chart:style-name="ch3" chart:data-source-has-labels="both" svg:x="0.307cm" svg:y="0.133cm" svg:width="10.165cm" svg:height="6.385cm">
          <chartooo:coordinate-region svg:x="2.04cm" svg:y="0.333cm" svg:width="8.06cm" svg:height="5.538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77cm" svg:height="6.651cm" xlink:href="." xlink:type="simple" chart:class="chart:line" chart:style-name="ch1">
        <chart:legend chart:legend-position="end" svg:x="10.823cm" svg:y="2.781cm" style:legend-expansion="high" chart:style-name="ch2"/>
        <chart:plot-area chart:style-name="ch3" chart:data-source-has-labels="both" svg:x="0.307cm" svg:y="0.133cm" svg:width="10.209cm" svg:height="6.385cm">
          <chartooo:coordinate-region svg:x="2.036cm" svg:y="0.331cm" svg:width="8.109cm" svg:height="5.544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áfico entrante (min)</text:p>
              </table:table-cell>
              <table:table-cell office:value-type="string">
                <text:p>Predicion del 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68904">
                <text:p>140968904</text:p>
              </table:table-cell>
              <table:table-cell office:value-type="float" office:value="139895892.948029">
                <text:p>139895892.948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74052">
                <text:p>127374052</text:p>
              </table:table-cell>
              <table:table-cell office:value-type="float" office:value="129596726.949201">
                <text:p>129596726.949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95035">
                <text:p>96895035</text:p>
              </table:table-cell>
              <table:table-cell office:value-type="float" office:value="94450690.6538156">
                <text:p>94450690.6538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342629">
                <text:p>74342629</text:p>
              </table:table-cell>
              <table:table-cell office:value-type="float" office:value="74461123.3254169">
                <text:p>74461123.325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13331">
                <text:p>56613331</text:p>
              </table:table-cell>
              <table:table-cell office:value-type="float" office:value="58352729.3594226">
                <text:p>58352729.3594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65133">
                <text:p>34965133</text:p>
              </table:table-cell>
              <table:table-cell office:value-type="float" office:value="34576630.6679767">
                <text:p>34576630.667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68553">
                <text:p>28968553</text:p>
              </table:table-cell>
              <table:table-cell office:value-type="float" office:value="28934080.2469908">
                <text:p>28934080.246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33324">
                <text:p>23633324</text:p>
              </table:table-cell>
              <table:table-cell office:value-type="float" office:value="22986815.515195">
                <text:p>22986815.51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31402">
                <text:p>17331402</text:p>
              </table:table-cell>
              <table:table-cell office:value-type="float" office:value="17435395.4775872">
                <text:p>17435395.477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2231">
                <text:p>14372231</text:p>
              </table:table-cell>
              <table:table-cell office:value-type="float" office:value="15996484.7582905">
                <text:p>15996484.758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31412">
                <text:p>14231412</text:p>
              </table:table-cell>
              <table:table-cell office:value-type="float" office:value="13009436.0980562">
                <text:p>13009436.09805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